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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5in" text:min-label-width="0.25in" text:list-level-position-and-space-mode="label-alignment">
          <style:list-level-label-alignment text:label-followed-by="listtab" fo:margin-left="4.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ulo" style:master-page-name="MP0" style:family="paragraph">
      <style:paragraph-properties fo:break-before="page" fo:text-align="start" fo:margin-left="0in">
        <style:tab-stops/>
      </style:paragraph-properties>
    </style:style>
    <style:style style:name="P3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4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5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2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6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18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1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2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T24" style:parent-style-name="Hipervínculo" style:family="text">
      <style:text-properties style:font-name="Consolas" style:font-name-complex="Consolas"/>
    </style:style>
    <style:style style:name="P2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6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29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3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3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32" style:parent-style-name="Standard" style:family="paragraph">
      <style:paragraph-properties fo:margin-left="0.3in">
        <style:tab-stops/>
      </style:paragraph-properties>
    </style:style>
    <style:style style:name="P33" style:parent-style-name="Standard" style:family="paragraph">
      <style:paragraph-properties fo:margin-left="0.3in">
        <style:tab-stops/>
      </style:paragraph-properties>
    </style:style>
    <style:style style:name="P34" style:parent-style-name="Standard" style:family="paragraph">
      <style:paragraph-properties fo:margin-left="0.3in">
        <style:tab-stops/>
      </style:paragraph-properties>
    </style:style>
    <style:style style:name="P35" style:parent-style-name="Standard" style:family="paragraph">
      <style:paragraph-properties fo:margin-left="0.3in">
        <style:tab-stops/>
      </style:paragraph-properties>
    </style:style>
    <style:style style:name="P36" style:parent-style-name="Standard" style:family="paragraph">
      <style:paragraph-properties fo:margin-left="0.3in">
        <style:tab-stops/>
      </style:paragraph-properties>
    </style:style>
    <style:style style:name="P37" style:parent-style-name="Standard" style:family="paragraph">
      <style:paragraph-properties fo:margin-left="0.3in">
        <style:tab-stops/>
      </style:paragraph-properties>
    </style:style>
    <style:style style:name="P38" style:parent-style-name="Standard" style:family="paragraph">
      <style:paragraph-properties fo:margin-left="0.3in">
        <style:tab-stops/>
      </style:paragraph-properties>
    </style:style>
    <style:style style:name="P39" style:parent-style-name="Standard" style:family="paragraph">
      <style:paragraph-properties fo:margin-left="0.3in">
        <style:tab-stops/>
      </style:paragraph-properties>
    </style:style>
    <style:style style:name="P40" style:parent-style-name="Standard" style:family="paragraph">
      <style:paragraph-properties fo:margin-left="0.3in">
        <style:tab-stops/>
      </style:paragraph-properties>
    </style:style>
    <style:style style:name="P41" style:parent-style-name="Standard" style:family="paragraph">
      <style:paragraph-properties fo:margin-left="0.3in">
        <style:tab-stops/>
      </style:paragraph-properties>
    </style:style>
    <style:style style:name="P42" style:parent-style-name="Standard" style:family="paragraph">
      <style:paragraph-properties fo:margin-left="0.3in">
        <style:tab-stops/>
      </style:paragraph-properties>
    </style:style>
    <style:style style:name="P43" style:parent-style-name="Normal" style:family="paragraph">
      <style:paragraph-properties fo:text-align="justify" fo:margin-top="0.0784in" fo:margin-bottom="0.0784in"/>
    </style:style>
    <style:style style:name="T44" style:parent-style-name="Fuentedepárrafopredeter." style:family="text">
      <style:text-properties style:font-name-asian="Times New Roman" style:font-name-complex="Times New Roman" style:language-asian="es" style:country-asian="ES"/>
    </style:style>
    <style:style style:name="P45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46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47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48" style:parent-style-name="Textbody" style:family="paragraph">
      <style:paragraph-properties fo:margin-left="0.4in">
        <style:tab-stops/>
      </style:paragraph-properties>
    </style:style>
    <style:style style:name="P49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50" style:parent-style-name="Normal" style:family="paragraph">
      <style:paragraph-properties fo:text-align="justify" fo:margin-top="0.0694in" fo:margin-left="0.5909in">
        <style:tab-stops>
          <style:tab-stop style:type="left" style:position="3.9402in"/>
        </style:tab-stops>
      </style:paragraph-properties>
      <style:text-properties style:font-name="Courier New" style:font-name-asian="Times New Roman" style:font-name-complex="Courier New" style:language-asian="es" style:country-asian="ES"/>
    </style:style>
    <style:style style:name="P51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52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53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54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55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56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57" style:parent-style-name="Textbody" style:family="paragraph">
      <style:paragraph-properties fo:margin-left="0.4in">
        <style:tab-stops/>
      </style:paragraph-properties>
    </style:style>
    <style:style style:name="P58" style:parent-style-name="Textbody" style:family="paragraph">
      <style:paragraph-properties fo:margin-left="0.4in">
        <style:tab-stops/>
      </style:paragraph-properties>
    </style:style>
    <style:style style:name="P59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60" style:parent-style-name="Normal" style:family="paragraph">
      <style:paragraph-properties fo:text-align="justify" fo:margin-top="0.0694in" fo:margin-left="0.5909in">
        <style:tab-stops>
          <style:tab-stop style:type="left" style:position="3.9402in"/>
        </style:tab-stops>
      </style:paragraph-properties>
      <style:text-properties style:font-name="Courier New" style:font-name-asian="Times New Roman" style:font-name-complex="Courier New" style:language-asian="es" style:country-asian="ES"/>
    </style:style>
    <style:style style:name="P61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62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63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64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65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66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67" style:parent-style-name="Normal" style:family="paragraph">
      <style:paragraph-properties fo:text-align="justify" fo:margin-top="0.0694in" fo:margin-left="0.3937in">
        <style:tab-stops/>
      </style:paragraph-properties>
    </style:style>
    <style:style style:name="T68" style:parent-style-name="Fuentedepárrafopredeter." style:family="text">
      <style:text-properties style:font-name="Courier New" style:font-name-asian="Times New Roman" style:font-name-complex="Courier New" style:language-asian="es" style:country-asian="ES"/>
    </style:style>
    <style:style style:name="P69" style:parent-style-name="Normal" style:family="paragraph">
      <style:paragraph-properties fo:text-align="justify" fo:margin-top="0.0694in" fo:margin-left="0.3937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70" style:parent-style-name="Normal" style:family="paragraph">
      <style:paragraph-properties fo:text-align="justify" fo:margin-top="0.0694in" fo:margin-left="0.5909in">
        <style:tab-stops>
          <style:tab-stop style:type="left" style:position="3.9402in"/>
        </style:tab-stops>
      </style:paragraph-properties>
      <style:text-properties style:font-name="Courier New" style:font-name-asian="Times New Roman" style:font-name-complex="Courier New" style:language-asian="es" style:country-asian="ES"/>
    </style:style>
    <style:style style:name="P71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72" style:parent-style-name="Normal" style:family="paragraph">
      <style:paragraph-properties fo:widows="2" fo:orphans="2" fo:text-align="justify" style:vertical-align="auto" fo:margin-top="0.0784in" fo:margin-bottom="0.0784in"/>
      <style:text-properties style:font-name-asian="Times New Roman" style:font-name-complex="Times New Roman" style:language-asian="es" style:country-asian="ES" fo:hyphenate="true"/>
    </style:style>
    <style:style style:name="P73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74" style:parent-style-name="Textbody" style:family="paragraph">
      <style:paragraph-properties fo:text-indent="0.4in"/>
    </style:style>
    <style:style style:name="P75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76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77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78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79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0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81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82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3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4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5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6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7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8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89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90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91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2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3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4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5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6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7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98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99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100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1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2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3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4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5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106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107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8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09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0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1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2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113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114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5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6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7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8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19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20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121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122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23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24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25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26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27" style:parent-style-name="Normal" style:family="paragraph">
      <style:paragraph-properties fo:text-align="justify" fo:margin-top="0.0694in" fo:margin-left="0.5909in">
        <style:tab-stops/>
      </style:paragraph-properties>
      <style:text-properties style:font-name="Courier New" style:font-name-asian="Times New Roman" style:font-name-complex="Courier New" style:language-asian="es" style:country-asian="ES"/>
    </style:style>
    <style:style style:name="P128" style:parent-style-name="Textbody" style:family="paragraph">
      <style:paragraph-properties fo:text-indent="0.4in"/>
      <style:text-properties style:font-name="Courier New" style:font-name-asian="Times New Roman" style:font-name-complex="Courier New" style:language-asian="es" style:country-asian="ES"/>
    </style:style>
    <style:style style:name="P129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30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31" style:parent-style-name="Párrafodelista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32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33" style:parent-style-name="Normal" style:family="paragraph">
      <style:paragraph-properties fo:text-align="justify" fo:margin-top="0.0784in" fo:margin-bottom="0.0784in"/>
      <style:text-properties style:font-name-asian="Times New Roman" style:font-name-complex="Times New Roman" style:language-asian="es" style:country-asian="ES"/>
    </style:style>
    <style:style style:name="P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47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1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P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5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2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6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6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2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7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82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1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8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9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1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2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0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0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0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2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1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1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18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2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3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4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47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0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25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2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5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4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5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60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3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2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6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7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8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2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2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297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2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2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1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0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1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1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3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2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3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3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3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49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3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5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3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5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6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3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6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3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3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7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8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8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88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8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9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3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39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3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3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0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0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0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0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0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1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18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2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2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0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38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4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4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48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5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5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5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4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5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4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6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62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64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4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6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6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7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8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8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4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4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4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49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0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1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1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5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1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1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5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2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2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2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3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3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3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3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4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4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4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5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3" style:parent-style-name="Fuentedepárrafopredeter.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P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6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6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4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7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8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8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84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8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8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8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8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58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90" style:parent-style-name="Fuentedepárrafopredeter." style:family="text">
      <style:text-properties style:font-name="Consolas" style:font-name-complex="Consolas" fo:color="#3F7F5F" style:letter-kerning="false" fo:font-size="10pt" style:font-size-asian="10pt" style:font-size-complex="10pt" style:language-complex="ar" style:country-complex="SA"/>
    </style:style>
    <style:style style:name="P5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9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59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5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5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0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1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2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3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5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6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47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6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5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5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6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6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65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6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6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7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7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7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6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8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8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8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6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9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6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695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6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6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0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0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0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1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1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12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1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2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2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28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72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3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7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34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7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38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7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42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44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4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5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5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5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5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5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5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6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6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76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68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76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7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7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76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77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7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8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8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8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P7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9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9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7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9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7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79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0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05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8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0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1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8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1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1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2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2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2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3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34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3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3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4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84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44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84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4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8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5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5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5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85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5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5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62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style:language-complex="ar" style:country-complex="SA" fo:hyphenate="true"/>
    </style:style>
    <style:style style:name="P8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6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6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7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7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7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8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8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8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8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8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9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8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8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97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style:language-complex="ar" style:country-complex="SA"/>
    </style:style>
    <style:style style:name="T8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89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0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0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9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0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1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P9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20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9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22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9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3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3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3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4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4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9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4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9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5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9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5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5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9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6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6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6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7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9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7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7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8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9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8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9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8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9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9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9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95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9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9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99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0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0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1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1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1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2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0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2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27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0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2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3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3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4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4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4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51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10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53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0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5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0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5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61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10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6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6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75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0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7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7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8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8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9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0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93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0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09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0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0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01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1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0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1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1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1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12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2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2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2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2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3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3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3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3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4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4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4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5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5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5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6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6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7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8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8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8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9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1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9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1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9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19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19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00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0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0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0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0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0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1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121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16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2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18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20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2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24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22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26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3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P1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3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complex="ar" style:country-complex="SA"/>
    </style:style>
    <style:style style:name="T123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39" style:parent-style-name="Fuentedepárrafopredeter." style:family="text">
      <style:text-properties style:font-name="Consolas" style:font-name-complex="Consolas" fo:color="#2A00FF" style:letter-kerning="false" fo:font-size="10pt" style:font-size-asian="10pt" style:font-size-complex="10pt" style:language-complex="ar" style:country-complex="SA"/>
    </style:style>
    <style:style style:name="T124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4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4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4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5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5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5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5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5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59" style:parent-style-name="Fuentedepárrafopredeter." style:family="text">
      <style:text-properties style:font-name="Consolas" style:font-name-complex="Consolas" fo:color="#0000C0" style:letter-kerning="false" fo:font-size="10pt" style:font-size-asian="10pt" style:font-size-complex="10pt" style:language-complex="ar" style:country-complex="SA"/>
    </style:style>
    <style:style style:name="T126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6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6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6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6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6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7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7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7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7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7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7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8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81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8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8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8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89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9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9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9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29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9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9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297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29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2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03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30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0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30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0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P13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1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style:language-complex="ar" style:country-complex="SA"/>
    </style:style>
    <style:style style:name="T13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15" style:parent-style-name="Fuentedepárrafopredeter." style:family="text">
      <style:text-properties style:font-name="Consolas" style:font-name-complex="Consolas" fo:color="#6A3E3E" style:letter-kerning="false" fo:font-size="10pt" style:font-size-asian="10pt" style:font-size-complex="10pt" style:language-complex="ar" style:country-complex="SA"/>
    </style:style>
    <style:style style:name="T131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  <style:style style:name="T13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style:language-complex="ar" style:country-complex="SA"/>
    </style:style>
  </office:automatic-styles>
  <office:body>
    <office:text text:use-soft-page-breaks="true">
      <text:p text:style-name="P1">Título del trabajo</text:p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/>
      <text:p text:style-name="fechaynombres">Fecha: 30-IX-2011</text:p>
      <text:p text:style-name="fechaynombres">Participantes:<text:tab/>Xabier Gabiña</text:p>
      <text:p text:style-name="fechaynombres"><text:tab/><text:tab/><text:tab/><text:tab/>Javier Criado</text:p>
      <text:p text:style-name="TítulodeTDC"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84804274" office:target-frame-name="_top" xlink:show="replace"><text:span text:style-name="Hipervínculo">1</text:span><text:tab/><text:span text:style-name="Hipervínculo">Introducción</text:span><text:tab/>2</text:a></text:p>
          <text:p text:style-name="P4"><text:a xlink:href="#_Toc84804275" office:target-frame-name="_top" xlink:show="replace"><text:span text:style-name="Hipervínculo">2</text:span><text:tab/><text:span text:style-name="Hipervínculo">Diseño de las clases</text:span><text:tab/>3</text:a></text:p>
          <text:p text:style-name="P5"><text:a xlink:href="#_Toc84804276" office:target-frame-name="_top" xlink:show="replace"><text:span text:style-name="Hipervínculo">3</text:span><text:tab/><text:span text:style-name="Hipervínculo">Descripción de las estructuras de datos principales</text:span><text:tab/>3</text:a></text:p>
          <text:p text:style-name="P6"><text:a xlink:href="#_Toc84804277" office:target-frame-name="_top" xlink:show="replace"><text:span text:style-name="Hipervínculo">4</text:span><text:tab/><text:span text:style-name="Hipervínculo">Diseño e implementación de los métodos principales</text:span><text:tab/>3</text:a></text:p>
          <text:p text:style-name="P7"><text:a xlink:href="#_Toc84804278" office:target-frame-name="_top" xlink:show="replace"><text:span text:style-name="Hipervínculo">4.1</text:span><text:tab/><text:span text:style-name="Hipervínculo">Método cargarFichero()</text:span><text:tab/>4</text:a></text:p>
          <text:p text:style-name="P8"><text:a xlink:href="#_Toc84804279" office:target-frame-name="_top" xlink:show="replace"><text:span text:style-name="Hipervínculo">4.2</text:span><text:tab/><text:span text:style-name="Hipervínculo">Método showMenu()</text:span><text:tab/>4</text:a></text:p>
          <text:p text:style-name="P9"><text:a xlink:href="#_Toc84804280" office:target-frame-name="_top" xlink:show="replace"><text:span text:style-name="Hipervínculo">4.3</text:span><text:tab/><text:span text:style-name="Hipervínculo">Método anadirActor ()</text:span><text:tab/>4</text:a></text:p>
          <text:p text:style-name="P10"><text:a xlink:href="#_Toc84804281" office:target-frame-name="_top" xlink:show="replace"><text:span text:style-name="Hipervínculo">4.4</text:span><text:tab/><text:span text:style-name="Hipervínculo">Método eliminarActor()</text:span><text:tab/>5</text:a></text:p>
          <text:p text:style-name="P11"><text:a xlink:href="#_Toc84804282" office:target-frame-name="_top" xlink:show="replace"><text:span text:style-name="Hipervínculo">4.5</text:span><text:tab/><text:span text:style-name="Hipervínculo">Método buscarActor()</text:span><text:tab/>5</text:a></text:p>
          <text:p text:style-name="P12"><text:a xlink:href="#_Toc84804283" office:target-frame-name="_top" xlink:show="replace"><text:span text:style-name="Hipervínculo">4.6</text:span><text:tab/><text:span text:style-name="Hipervínculo">Método anadirEntrada()</text:span><text:tab/>5</text:a></text:p>
          <text:p text:style-name="P13"><text:a xlink:href="#_Toc84804284" office:target-frame-name="_top" xlink:show="replace"><text:span text:style-name="Hipervínculo">4.7</text:span><text:tab/><text:span text:style-name="Hipervínculo">Método buscarPelicula()</text:span><text:tab/>5</text:a></text:p>
          <text:p text:style-name="P14"><text:a xlink:href="#_Toc84804285" office:target-frame-name="_top" xlink:show="replace"><text:span text:style-name="Hipervínculo">4.8</text:span><text:tab/><text:span text:style-name="Hipervínculo">Método anadirActorALista()</text:span><text:tab/>6</text:a></text:p>
          <text:p text:style-name="P15"><text:a xlink:href="#_Toc84804286" office:target-frame-name="_top" xlink:show="replace"><text:span text:style-name="Hipervínculo">4.9</text:span><text:tab/><text:span text:style-name="Hipervínculo">Método actorBuscarEnLista ()</text:span><text:tab/>6</text:a></text:p>
          <text:p text:style-name="P16"><text:a xlink:href="#_Toc84804287" office:target-frame-name="_top" xlink:show="replace"><text:span text:style-name="Hipervínculo">4.10</text:span><text:tab/><text:span text:style-name="Hipervínculo">Método eliminarActorDeLista ()</text:span><text:tab/>6</text:a></text:p>
          <text:p text:style-name="P17"><text:a xlink:href="#_Toc84804288" office:target-frame-name="_top" xlink:show="replace"><text:span text:style-name="Hipervínculo">4.11</text:span><text:tab/><text:span text:style-name="Hipervínculo">Método actorEstaEnLista ()</text:span><text:tab/>7</text:a></text:p>
          <text:p text:style-name="P18"><text:a xlink:href="#_Toc84804289" office:target-frame-name="_top" xlink:show="replace"><text:span text:style-name="Hipervínculo">5</text:span><text:tab/><text:span text:style-name="Hipervínculo">Código</text:span><text:tab/>7</text:a></text:p>
          <text:p text:style-name="P19"><text:a xlink:href="#_Toc84804290" office:target-frame-name="_top" xlink:show="replace"><text:span text:style-name="Hipervínculo">5.1</text:span><text:tab/><text:span text:style-name="Hipervínculo">Método cargarFichero()</text:span><text:tab/>7</text:a></text:p>
          <text:p text:style-name="P20"><text:a xlink:href="#_Toc84804291" office:target-frame-name="_top" xlink:show="replace"><text:span text:style-name="Hipervínculo">5.2</text:span><text:tab/><text:span text:style-name="Hipervínculo">Método showMenu()</text:span><text:tab/>8</text:a></text:p>
          <text:p text:style-name="P21"><text:a xlink:href="#_Toc84804292" office:target-frame-name="_top" xlink:show="replace"><text:span text:style-name="Hipervínculo">5.3</text:span><text:tab/><text:span text:style-name="Hipervínculo">Método anadirActor()</text:span><text:tab/>9</text:a></text:p>
          <text:p text:style-name="P22"><text:a xlink:href="#_Toc84804293" office:target-frame-name="_top" xlink:show="replace"><text:span text:style-name="Hipervínculo">5.4</text:span><text:tab/><text:span text:style-name="Hipervínculo">Método eliminarActor()</text:span><text:tab/>9</text:a></text:p>
          <text:p text:style-name="P23"><text:a xlink:href="#_Toc84804294" office:target-frame-name="_top" xlink:show="replace"><text:span text:style-name="Hipervínculo">5.5</text:span><text:tab/><text:span text:style-name="T24">}</text:span><text:span text:style-name="Hipervínculo"><text:s/>Método buscarActor()</text:span><text:tab/>10</text:a></text:p>
          <text:p text:style-name="P25"><text:a xlink:href="#_Toc84804295" office:target-frame-name="_top" xlink:show="replace"><text:span text:style-name="Hipervínculo">5.6</text:span><text:tab/><text:span text:style-name="Hipervínculo">Método anadirEntrada()</text:span><text:tab/>10</text:a></text:p>
          <text:p text:style-name="P26"><text:a xlink:href="#_Toc84804296" office:target-frame-name="_top" xlink:show="replace"><text:span text:style-name="Hipervínculo">5.7</text:span><text:tab/><text:span text:style-name="Hipervínculo">Método buscarPelicula()</text:span><text:tab/>10</text:a></text:p>
          <text:p text:style-name="P27"><text:a xlink:href="#_Toc84804297" office:target-frame-name="_top" xlink:show="replace"><text:span text:style-name="Hipervínculo">5.8</text:span><text:tab/><text:span text:style-name="Hipervínculo">Método anadirActorALista()</text:span><text:tab/>11</text:a></text:p>
          <text:p text:style-name="P28"><text:a xlink:href="#_Toc84804298" office:target-frame-name="_top" xlink:show="replace"><text:span text:style-name="Hipervínculo">5.9</text:span><text:tab/><text:span text:style-name="Hipervínculo">Método actorBuscarEnLista ()</text:span><text:tab/>11</text:a></text:p>
          <text:p text:style-name="P29"><text:a xlink:href="#_Toc84804299" office:target-frame-name="_top" xlink:show="replace"><text:span text:style-name="Hipervínculo">5.10</text:span><text:tab/><text:span text:style-name="Hipervínculo">Método eliminarActorDeLista ()</text:span><text:tab/>11</text:a></text:p>
          <text:p text:style-name="P30"><text:a xlink:href="#_Toc84804300" office:target-frame-name="_top" xlink:show="replace"><text:span text:style-name="Hipervínculo">5.11</text:span><text:tab/><text:span text:style-name="Hipervínculo">Método actorEstaEnLista ()</text:span><text:tab/>11</text:a></text:p>
          <text:p text:style-name="P31"><text:a xlink:href="#_Toc84804301" office:target-frame-name="_top" xlink:show="replace"><text:span text:style-name="Hipervínculo">6</text:span><text:tab/><text:span text:style-name="Hipervínculo">Conclusiones</text:span><text:tab/>12</text:a></text:p>
        </text:index-body>
      </text:table-of-content>
      <text:p text:style-name="Normal"/>
      <text:p text:style-name="Standard"/>
      <text:h text:style-name="Título1" text:outline-level="1"><text:bookmark-start text:name="_Toc84804274"/>Introducción<text:bookmark-end text:name="_Toc84804274"/></text:h>
      <text:p text:style-name="P32">Para la asignatura de Estructuras de datos y algoritmos se nos ha planteado realizar una aplicación en la que hemos tenido que gestionar una lista de actores y películas. Hemos diseñado e implementado un diseño con el que hemos podido:</text:p>
      <text:p text:style-name="P33">• Cargar los datos desde un fichero</text:p>
      <text:p text:style-name="P34">• Buscar un actor/actriz</text:p>
      <text:p text:style-name="P35">• Insertar un nuevo actor/actriz</text:p>
      <text:soft-page-break/>
      <text:p text:style-name="P36">• Devolver (no imprimir) las películas de un actor</text:p>
      <text:p text:style-name="P37">• Devolver (no imprimir) los actores de una película</text:p>
      <text:p text:style-name="P38">• Incrementar el dinero recaudado por una película en un valor dado</text:p>
      <text:p text:style-name="P39">• Borrar un actor/actriz</text:p>
      <text:p text:style-name="P40">• Guardar la lista en un fichero</text:p>
      <text:p text:style-name="P41">• Obtener una lista de actores ordenada por nombre y<text:s/>apellido</text:p>
      <text:p text:style-name="P42"/>
      <text:h text:style-name="Título1" text:outline-level="1"><text:bookmark-start text:name="_Toc84804275"/>Diseño de las clases<text:bookmark-end text:name="_Toc84804275"/></text:h>
      <text:p text:style-name="Standard">Para realizar este proyecto hemos implementado 8 clases, las cuales son Actor, Fichero, HashMap_Actores, HashMap_Peliculas, Main, Menu, Pelicula y StringQuickSort.</text:p>
      <text:p text:style-name="Standard"/>
      <text:p text:style-name="Standard">Actorx</text:p>
      <text:p text:style-name="Standard">La clase Actor es una TAD, con dos atributos el nombre del actor y una ArrayList de películas donde se guardan las películas en las que aparece el actor.<text:s/></text:p>
      <text:p text:style-name="Standard"/>
      <text:p text:style-name="Standard">Fichero</text:p>
      <text:p text:style-name="Standard">La clase Fichero es una MAE,<text:s/></text:p>
      <text:p text:style-name="Standard">HashMap_Actores</text:p>
      <text:p text:style-name="Standard">HashMap_Peliculas</text:p>
      <text:p text:style-name="Standard">Main<text:s/></text:p>
      <text:p text:style-name="Standard">La clase Main se encarga de llamar al método showMenu() de la clase Menu.</text:p>
      <text:p text:style-name="Standard">Menu</text:p>
      <text:p text:style-name="Standard">La clase Menu es una MAE, con un método showMenu() el cual muestra un menú con diferentes opciones donde tendrás que elegir la opción correspondiente a la acción que quieras realizar.</text:p>
      <text:p text:style-name="Standard">Pelicula</text:p>
      <text:p text:style-name="Standard">StringQuickSort</text:p>
      <text:p text:style-name="Standard">La clase StringQuickSort es una MAE,<text:s/></text:p>
      <text:h text:style-name="Título1" text:outline-level="1"><text:bookmark-start text:name="_Toc84804276"/>Descripción de las estructuras de datos principales<text:bookmark-end text:name="_Toc84804276"/></text:h>
      <text:p text:style-name="Standard">Este apartado describirá las principales estructuras diseñadas para la solución del problema, detallando sus características principales,<text:s/>así como la justificación de su idoneidad para resolver el problema planteado.</text:p>
      <text:h text:style-name="Título1" text:outline-level="1"><text:bookmark-start text:name="_Toc84804277"/>Diseño e implementación de los métodos principales<text:bookmark-end text:name="_Toc84804277"/></text:h>
      <text:p text:style-name="P43">El método showMenu() crea el menú de la aplicación<text:s/><text:span text:style-name="T44">y ejecutándolo hemos probado si el programa funciona o no y las diferentes combinaciones posibles.<text:s/></text:span></text:p>
      <text:p text:style-name="P45">//Precondición:</text:p>
      <text:p text:style-name="P46">//Postcondición: ejecuta la aplicación completa.</text:p>
      <text:p text:style-name="P47">El cálculo de coste incluye todos los métodos que se ejecuten durante el programa.</text:p>
      <text:p text:style-name="Standard"/>
      <text:h text:style-name="Título2" text:outline-level="2"><text:bookmark-start text:name="_Toc84804278"/>Método<text:s/>cargarFichero()<text:bookmark-end text:name="_Toc84804278"/><text:s/></text:h>
      <text:p text:style-name="P48">public void cargarFichero()<text:s/>{</text:p>
      <text:p text:style-name="P49">/* Precondición:<text:s/></text:p>
      <text:p text:style-name="P50">/* Postcondición:<text:s/>Cargará el fichero<text:tab/></text:p>
      <text:p text:style-name="P51">Casos de prueba:</text:p>
      <text:list text:style-name="LFO6" text:continue-numbering="true">
        <text:list-item>
          <text:p text:style-name="P52">Que no exista el fichero</text:p>
        </text:list-item>
        <text:list-item>
          <text:p text:style-name="P53">Que exista el fichero</text:p>
        </text:list-item>
      </text:list>
      <text:p text:style-name="P54">Implementación:<text:s/>Lee el documento, separándolo línea a línea.<text:s/></text:p>
      <text:p text:style-name="P55">Coste:<text:s/>El algoritmo<text:s/>es de coste lineal n. Depende del número de elementos que tengamos que guardar en el fichero. Coste O(n).</text:p>
      <text:p text:style-name="P56"/>
      <text:p text:style-name="P57"/>
      <text:h text:style-name="Título2" text:outline-level="2"><text:bookmark-start text:name="_Toc84804279"/>Método showMenu()<text:bookmark-end text:name="_Toc84804279"/></text:h>
      <text:p text:style-name="P58">public void<text:s/>showMenu()<text:s/>{</text:p>
      <text:p text:style-name="P59">/* Precondición:<text:s/></text:p>
      <text:p text:style-name="P60">/* Postcondición:<text:s/>Mostrará el menú<text:s/></text:p>
      <text:p text:style-name="P61">Casos de prueba:</text:p>
      <text:list text:style-name="LFO6" text:continue-numbering="true">
        <text:list-item>
          <text:p text:style-name="P62">Introducir un número de 1 al 9.</text:p>
        </text:list-item>
        <text:list-item>
          <text:p text:style-name="P63">Introducir un número mayor que 9 y menor que 1.</text:p>
        </text:list-item>
        <text:list-item>
          <text:p text:style-name="P64">Introducir una letra</text:p>
        </text:list-item>
      </text:list>
      <text:p text:style-name="P65">Implementación: Muestra el menú con el cual se podrá manejar la aplicación<text:tab/></text:p>
      <text:p text:style-name="P66">Coste:<text:s/>El coste del algoritmo variara en función del número de acciones que se realicen hasta finalizar de usar la aplicacion</text:p>
      <text:h text:style-name="Título2" text:outline-level="2"><text:bookmark-start text:name="_Toc84804280"/>Método<text:s/>anadirActor<text:s/>()<text:bookmark-end text:name="_Toc84804280"/></text:h>
      <text:p text:style-name="P67">public void anadirActor(String key, Actor valor, Pelicula pPeli)<text:span text:style-name="T68">{</text:span></text:p>
      <text:p text:style-name="P69"><text:s text:c="2"/>/* Precondición:<text:s/>El valor de key y valor no pueden ser null a no ser que ambos dos lo sean.</text:p>
      <text:p text:style-name="P70">/* Postcondición:<text:s/>Añade el actor<text:s/></text:p>
      <text:p text:style-name="P71">Casos de prueba:</text:p>
      <text:p text:style-name="P72">Implementación: Muestra el menú con el cual se podrá manejar la aplicación<text:tab/></text:p>
      <text:p text:style-name="P73">Coste:<text:s/>El coste del algoritmo variara en función del número de acciones que se realicen hasta finalizar de usar la aplicacion</text:p>
      <text:p text:style-name="P74"/>
      <text:h text:style-name="Título2" text:outline-level="2"><text:bookmark-start text:name="_Toc84804281"/><text:soft-page-break/>Método<text:s/>eliminarActor()<text:bookmark-end text:name="_Toc84804281"/></text:h>
      <text:p text:style-name="Textbody">public void eliminarActor(String key)</text:p>
      <text:p text:style-name="P75">/* Precondición:<text:s/></text:p>
      <text:p text:style-name="P76"><text:s text:c="2"/>/* Postcondición:</text:p>
      <text:p text:style-name="P77">Casos de prueba:</text:p>
      <text:p text:style-name="P78">Implementación:</text:p>
      <text:p text:style-name="P79">Coste:</text:p>
      <text:p text:style-name="Textbody"/>
      <text:h text:style-name="Título2" text:outline-level="2"><text:bookmark-start text:name="_Toc84804282"/>Método<text:s/>buscarActor()<text:bookmark-end text:name="_Toc84804282"/></text:h>
      <text:p text:style-name="Textbody">public Actor buscarActor(String key)</text:p>
      <text:p text:style-name="P80">/* Precondición:<text:s/></text:p>
      <text:p text:style-name="P81"><text:s text:c="2"/>/* Postcondición:<text:s/>Devuelve el actor<text:s/></text:p>
      <text:p text:style-name="P82">Casos de prueba:</text:p>
      <text:list text:style-name="LFO11" text:continue-numbering="true">
        <text:list-item>
          <text:p text:style-name="P83">Un actor que exista</text:p>
        </text:list-item>
        <text:list-item>
          <text:p text:style-name="P84">Un actor que no exista</text:p>
        </text:list-item>
      </text:list>
      <text:p text:style-name="P85">Implementación:<text:s/>Si existe el actor lo devolverá y en caso contrario mostrará <text:s/>un mensaje por pantalla y devolverá un null.</text:p>
      <text:p text:style-name="P86">Coste:<text:s/>O(1) las funciones HashMap son de coste constante</text:p>
      <text:p text:style-name="P87"/>
      <text:p text:style-name="P88"/>
      <text:h text:style-name="Título2" text:outline-level="2"><text:bookmark-start text:name="_Toc84804283"/>Método<text:s/>anadirEntrada()<text:bookmark-end text:name="_Toc84804283"/></text:h>
      <text:p text:style-name="P89">/* Precondición:<text:s/></text:p>
      <text:p text:style-name="P90"><text:s text:c="2"/>/* Postcondición:<text:s/>añade la película<text:s/></text:p>
      <text:p text:style-name="P91">Casos de prueba:<text:s/></text:p>
      <text:list text:style-name="LFO10" text:continue-numbering="true">
        <text:list-item>
          <text:p text:style-name="P92">Añadir una key que no existe</text:p>
        </text:list-item>
        <text:list-item>
          <text:p text:style-name="P93">Añadir una key que existe</text:p>
        </text:list-item>
        <text:list-item>
          <text:p text:style-name="P94">Añadir una Pelicula que no existe</text:p>
        </text:list-item>
        <text:list-item>
          <text:p text:style-name="P95">Añadir una Pelicula que existe<text:s/></text:p>
        </text:list-item>
      </text:list>
      <text:p text:style-name="P96">Implementación:<text:s/>Si el HashMap no contiene la key, la añade junto a la película<text:s/></text:p>
      <text:p text:style-name="P97">Coste:<text:s/>O(1) las funciones HashMap son de coste constante</text:p>
      <text:h text:style-name="Título2" text:outline-level="2"><text:bookmark-start text:name="_Toc84804284"/>Método<text:s/>buscarPelicula()<text:bookmark-end text:name="_Toc84804284"/></text:h>
      <text:p text:style-name="Textbody">public Pelicula buscarPelicula(String key)</text:p>
      <text:p text:style-name="P98">/* Precondición:<text:s/></text:p>
      <text:p text:style-name="P99"><text:s text:c="2"/>/* Postcondición:<text:s/>Devuelve la película<text:s/></text:p>
      <text:p text:style-name="P100">Casos de prueba:</text:p>
      <text:list text:style-name="LFO9" text:continue-numbering="true">
        <text:list-item>
          <text:p text:style-name="P101">Introducir una key valida<text:s/></text:p>
        </text:list-item>
        <text:list-item>
          <text:p text:style-name="P102">Introducir una key no valida</text:p>
        </text:list-item>
      </text:list>
      <text:soft-page-break/>
      <text:p text:style-name="P103">Implementación:<text:s/>Si la key no es valida pedirá que se introduzca el nombre de la película, caso contrario devolverá la película correspondiente del HashMap</text:p>
      <text:p text:style-name="P104">Coste:<text:s/>O(1) las funciones del HashMap son de coste constante</text:p>
      <text:p text:style-name="Textbody"/>
      <text:h text:style-name="Título2" text:outline-level="2"><text:bookmark-start text:name="_Toc84804285"/>Método<text:s/>anadirActorALista()<text:bookmark-end text:name="_Toc84804285"/></text:h>
      <text:p text:style-name="Textbody">public void anadirActorALista(Actor unActor)</text:p>
      <text:p text:style-name="P105">/* Precondición:<text:s/></text:p>
      <text:p text:style-name="P106"><text:s text:c="2"/>/* Postcondición:<text:s/>Añadirá el actor a la lista</text:p>
      <text:p text:style-name="P107">Casos de prueba:</text:p>
      <text:list text:style-name="LFO8" text:continue-numbering="true">
        <text:list-item>
          <text:p text:style-name="P108">El actor se encuentra en la lista</text:p>
        </text:list-item>
        <text:list-item>
          <text:p text:style-name="P109">El actor no se encuentra en la lista</text:p>
        </text:list-item>
      </text:list>
      <text:p text:style-name="P110">Implementación:<text:s/>Mediante el método actorEstaEnLista() buscara si el actor esta en la lista, si esta imprime un mensaje por pantalla en caso contrario lo añadirá</text:p>
      <text:p text:style-name="P111">Coste:<text:s/>O(n) porque tiene que recorrer toda la lista en busca del actor en el peor de los casos</text:p>
      <text:p text:style-name="Textbody"/>
      <text:h text:style-name="Título2" text:outline-level="2"><text:bookmark-start text:name="_Toc84804286"/>Método<text:s/>actorBuscarEnLista<text:s/>()<text:bookmark-end text:name="_Toc84804286"/></text:h>
      <text:p text:style-name="Textbody">public Actor actorBuscarEnLista(Actor pActor)</text:p>
      <text:p text:style-name="P112">/* Precondición:<text:s/></text:p>
      <text:p text:style-name="P113"><text:s text:c="2"/>/* Postcondición:<text:s/>Devuelve el actor si se encuentra en la lista, en caso contrario devuelve null</text:p>
      <text:p text:style-name="P114">Casos de prueba:</text:p>
      <text:list text:style-name="LFO7" text:continue-numbering="true">
        <text:list-item>
          <text:p text:style-name="P115">Un actor que este</text:p>
        </text:list-item>
        <text:list-item>
          <text:p text:style-name="P116">Un actor que no este</text:p>
        </text:list-item>
      </text:list>
      <text:p text:style-name="P117">Implementación:<text:s/>Recorre la lista mientras que no se haya acabado o haya encontrado al actor, si ha encontrado al actor devolverá el actor y en caso contrario devolverá un null.</text:p>
      <text:p text:style-name="P118">Coste:<text:s/>O(n) hay que recorrer la lista en el peor de los casos.</text:p>
      <text:p text:style-name="P119"/>
      <text:p text:style-name="Textbody"/>
      <text:h text:style-name="Título2" text:outline-level="2"><text:bookmark-start text:name="_Toc84804287"/>Método<text:s/>eliminarActorDeLista<text:s/>()<text:bookmark-end text:name="_Toc84804287"/></text:h>
      <text:p text:style-name="Textbody"><text:s text:c="2"/>public void eliminarActorDeLista(Actor unActor)</text:p>
      <text:p text:style-name="P120">/* Precondición:<text:s/></text:p>
      <text:p text:style-name="P121"><text:s text:c="2"/>/* Postcondición:<text:s/>Elimina el actor de la lista</text:p>
      <text:p text:style-name="P122">Casos de prueba:<text:s/></text:p>
      <text:list text:style-name="LFO7" text:continue-numbering="true">
        <text:list-item>
          <text:p text:style-name="P123">Un actor que este</text:p>
        </text:list-item>
        <text:list-item>
          <text:p text:style-name="P124">Un actor que no este</text:p>
        </text:list-item>
      </text:list>
      <text:p text:style-name="P125">Implementación:<text:s/>Busca si el actor esta en la lista usando el método actorEstaEnLista(actor) y si lo encuentra lo elimina y sino muestra un mensaje.</text:p>
      <text:soft-page-break/>
      <text:p text:style-name="P126">Coste:<text:s/>O(n) hay que recorrer la lista en el peor de los casos.</text:p>
      <text:p text:style-name="Textbody"/>
      <text:h text:style-name="Título2" text:outline-level="2"><text:bookmark-start text:name="_Toc84804288"/>Método<text:s/>actorEstaEnLista<text:s/>()<text:bookmark-end text:name="_Toc84804288"/></text:h>
      <text:p text:style-name="Textbody">public boolean actorEstaEnLista(Actor pActor)</text:p>
      <text:p text:style-name="P127">/* Precondición:<text:s/></text:p>
      <text:p text:style-name="P128"><text:s text:c="2"/>/* Postcondición:<text:s/>True si esta en la lista, False si no esta</text:p>
      <text:p text:style-name="P129">Casos de prueba:</text:p>
      <text:list text:style-name="LFO7" text:continue-numbering="true">
        <text:list-item>
          <text:p text:style-name="P130">Un actor que este</text:p>
        </text:list-item>
        <text:list-item>
          <text:p text:style-name="P131">Un actor que no este</text:p>
        </text:list-item>
      </text:list>
      <text:p text:style-name="P132">Implementación:<text:s/>Mientras que no se acabe la lista o no se haya encontrado el actor, ir comparándolos 1 a 1.</text:p>
      <text:p text:style-name="P133">Coste: O(n) hay que recorrer<text:s/>la lista en el peor de los casos.</text:p>
      <text:p text:style-name="Textbody"/>
      <text:p text:style-name="Standard"/>
      <text:h text:style-name="Título1" text:outline-level="1"><text:bookmark-start text:name="_Toc84804289"/>Código<text:bookmark-end text:name="_Toc84804289"/></text:h>
      <text:p text:style-name="Standard">En este apartado se presentará el código de las clases, junto con los programas<text:s/>de prueba o Junits desarrollados.</text:p>
      <text:p text:style-name="Standard">Se puede insertar un índice eligiendo “Insertar” → “Índices” → “Índices” y después la pestaña “Índice” (opción “índice de contenido”).</text:p>
      <text:h text:style-name="Título2" text:outline-level="2"><text:bookmark-start text:name="_Toc84804290"/>Método<text:s/>cargarFichero()<text:bookmark-end text:name="_Toc84804290"/></text:h>
      <text:p text:style-name="P134"><text:span text:style-name="T135">public</text:span><text:span text:style-name="T136"><text:s/></text:span><text:span text:style-name="T137">void</text:span><text:span text:style-name="T138"><text:s/>cargarFichero()</text:span></text:p>
      <text:p text:style-name="P139"><text:span text:style-name="T140"><text:s text:c="4"/>{</text:span></text:p>
      <text:p text:style-name="P141"><text:span text:style-name="T142"><text:s text:c="8"/></text:span><text:span text:style-name="T143">long</text:span><text:span text:style-name="T144"><text:s/></text:span><text:span text:style-name="T145">statTime</text:span><text:span text:style-name="T146">=System.</text:span><text:span text:style-name="T147">nanoTime</text:span><text:span text:style-name="T148">();</text:span></text:p>
      <text:p text:style-name="P149"><text:span text:style-name="T150"><text:s text:c="8"/></text:span><text:span text:style-name="T151">try</text:span></text:p>
      <text:p text:style-name="P152"><text:span text:style-name="T153"><text:s text:c="8"/>{</text:span></text:p>
      <text:p text:style-name="P154"><text:span text:style-name="T155"><text:s text:c="12"/>Scanner<text:s/></text:span><text:span text:style-name="T156">entrada</text:span><text:span text:style-name="T157"><text:s/>=<text:s/></text:span><text:span text:style-name="T158">new</text:span><text:span text:style-name="T159"><text:s/>Scanner(</text:span><text:span text:style-name="T160">new</text:span><text:span text:style-name="T161"><text:s/>FileReader(</text:span><text:span text:style-name="T162">Dir</text:span><text:span text:style-name="T163">));</text:span></text:p>
      <text:p text:style-name="P164"><text:span text:style-name="T165"><text:s text:c="12"/>String<text:s/></text:span><text:span text:style-name="T166">linea</text:span><text:span text:style-name="T167">;</text:span></text:p>
      <text:p text:style-name="P168"><text:span text:style-name="T169"><text:s text:c="12"/></text:span><text:span text:style-name="T170">while</text:span><text:span text:style-name="T171"><text:s/>(</text:span><text:span text:style-name="T172">entrada</text:span><text:span text:style-name="T173">.hasNext())</text:span></text:p>
      <text:p text:style-name="P174"><text:span text:style-name="T175"><text:s text:c="12"/>{</text:span></text:p>
      <text:p text:style-name="P176"><text:span text:style-name="T177"><text:s text:c="16"/></text:span><text:span text:style-name="T178">linea</text:span><text:span text:style-name="T179">=</text:span><text:span text:style-name="T180">entrada</text:span><text:span text:style-name="T181">.nextLine();</text:span></text:p>
      <text:p text:style-name="P182"/>
      <text:p text:style-name="P183"><text:span text:style-name="T184"><text:s text:c="16"/>String []<text:s/></text:span><text:span text:style-name="T185">sub1</text:span><text:span text:style-name="T186"><text:s/>=<text:s/></text:span><text:span text:style-name="T187">linea</text:span><text:span text:style-name="T188">.split(</text:span><text:span text:style-name="T189">" ---&gt;&gt;&gt;"</text:span><text:span text:style-name="T190">+</text:span><text:span text:style-name="T191">"\\s+"</text:span><text:span text:style-name="T192">);</text:span></text:p>
      <text:p text:style-name="P193"><text:span text:style-name="T194"><text:s text:c="16"/>String []<text:s/></text:span><text:span text:style-name="T195">sub2</text:span><text:span text:style-name="T196"><text:s/>=<text:s/></text:span><text:span text:style-name="T197">sub1</text:span><text:span text:style-name="T198">[1].split(</text:span><text:span text:style-name="T199">" #####"</text:span><text:span text:style-name="T200">+</text:span><text:span text:style-name="T201">"\\s+"</text:span><text:span text:style-name="T202">);</text:span></text:p>
      <text:p text:style-name="P203"/>
      <text:p text:style-name="P204"><text:span text:style-name="T205"><text:s text:c="16"/>String<text:s/></text:span><text:span text:style-name="T206">Title</text:span><text:span text:style-name="T207">=</text:span><text:span text:style-name="T208">sub1</text:span><text:span text:style-name="T209">[0];</text:span></text:p>
      <text:p text:style-name="P210"><text:span text:style-name="T211"><text:s text:c="16"/>Pelicula<text:s/></text:span><text:span text:style-name="T212">Peli</text:span><text:span text:style-name="T213">=</text:span><text:span text:style-name="T214">new</text:span><text:span text:style-name="T215"><text:s/>Pelicula(</text:span><text:span text:style-name="T216">Title</text:span><text:span text:style-name="T217">);</text:span></text:p>
      <text:p text:style-name="P218"/>
      <text:p text:style-name="P219"><text:span text:style-name="T220"><text:s text:c="16"/></text:span><text:span text:style-name="T221">for</text:span><text:span text:style-name="T222"><text:s/>(String<text:s/></text:span><text:span text:style-name="T223">s</text:span><text:span text:style-name="T224"><text:s/>:<text:s/></text:span><text:span text:style-name="T225">sub2</text:span><text:span text:style-name="T226">) {</text:span></text:p>
      <text:p text:style-name="P227"><text:span text:style-name="T228"><text:s text:c="20"/>Actor<text:s/></text:span><text:span text:style-name="T229">unActor</text:span><text:span text:style-name="T230"><text:s/>=<text:s/></text:span><text:span text:style-name="T231">new</text:span><text:span text:style-name="T232"><text:s/>Actor(</text:span><text:span text:style-name="T233">s</text:span><text:span text:style-name="T234">);</text:span></text:p>
      <text:p text:style-name="P235"><text:span text:style-name="T236"><text:s text:c="20"/></text:span><text:span text:style-name="T237">unActor</text:span><text:span text:style-name="T238">.anadirPeliculaALista(</text:span><text:span text:style-name="T239">Peli</text:span><text:span text:style-name="T240">);</text:span></text:p>
      <text:p text:style-name="P241"><text:span text:style-name="T242"><text:s text:c="20"/></text:span><text:span text:style-name="T243">Peli</text:span><text:span text:style-name="T244">.anadirActorALista(</text:span><text:span text:style-name="T245">unActor</text:span><text:span text:style-name="T246">);</text:span></text:p>
      <text:p text:style-name="P247"/>
      <text:p text:style-name="P248"><text:span text:style-name="T249"><text:s text:c="20"/>HashMap_Actores.</text:span><text:span text:style-name="T250">getMiMapa</text:span><text:span text:style-name="T251">().anadirActor(</text:span><text:span text:style-name="T252">s</text:span><text:span text:style-name="T253">,</text:span><text:span text:style-name="T254">unActor</text:span><text:span text:style-name="T255">,</text:span><text:span text:style-name="T256">Peli</text:span><text:span text:style-name="T257">);</text:span></text:p>
      <text:p text:style-name="P258"><text:span text:style-name="T259"><text:s text:c="16"/>}</text:span></text:p>
      <text:p text:style-name="P260"/>
      <text:p text:style-name="P261"><text:span text:style-name="T262"><text:s text:c="16"/>HashMap_Peliculas.</text:span><text:span text:style-name="T263">getMiMapa</text:span><text:span text:style-name="T264">().anadirEntrada(</text:span><text:span text:style-name="T265">Title</text:span><text:span text:style-name="T266">,</text:span><text:span text:style-name="T267">Peli</text:span><text:span text:style-name="T268">);</text:span></text:p>
      <text:p text:style-name="P269"><text:span text:style-name="T270"><text:s text:c="12"/>}</text:span></text:p>
      <text:soft-page-break/>
      <text:p text:style-name="P271"><text:span text:style-name="T272"><text:s text:c="12"/></text:span><text:span text:style-name="T273">entrada</text:span><text:span text:style-name="T274">.close();</text:span></text:p>
      <text:p text:style-name="P275"><text:span text:style-name="T276"><text:s text:c="8"/>}</text:span></text:p>
      <text:p text:style-name="P277"><text:span text:style-name="T278"><text:s text:c="8"/></text:span><text:span text:style-name="T279">catch</text:span><text:span text:style-name="T280"><text:s/>(IOException<text:s/></text:span><text:span text:style-name="T281">e</text:span><text:span text:style-name="T282">)</text:span></text:p>
      <text:p text:style-name="P283"><text:span text:style-name="T284"><text:s text:c="8"/>{</text:span></text:p>
      <text:p text:style-name="P285"><text:span text:style-name="T286"><text:s text:c="12"/></text:span><text:span text:style-name="T287">e</text:span><text:span text:style-name="T288">.printStackTrace();</text:span></text:p>
      <text:p text:style-name="P289"><text:span text:style-name="T290"><text:s text:c="8"/>}</text:span></text:p>
      <text:p text:style-name="P291"><text:span text:style-name="T292"><text:s text:c="8"/></text:span><text:span text:style-name="T293">long</text:span><text:span text:style-name="T294"><text:s/></text:span><text:span text:style-name="T295">endTime</text:span><text:span text:style-name="T296">=System.</text:span><text:span text:style-name="T297">nanoTime</text:span><text:span text:style-name="T298">();</text:span></text:p>
      <text:p text:style-name="P299"><text:span text:style-name="T300"><text:s text:c="8"/>System.</text:span><text:span text:style-name="T301">out</text:span><text:span text:style-name="T302">.println(((</text:span><text:span text:style-name="T303">endTime</text:span><text:span text:style-name="T304">-</text:span><text:span text:style-name="T305">statTime</text:span><text:span text:style-name="T306">)/1000000000)+</text:span><text:span text:style-name="T307">" segundos a tardado en ejecutarse"</text:span><text:span text:style-name="T308">);</text:span></text:p>
      <text:p text:style-name="Textbody"><text:span text:style-name="T309"><text:s text:c="4"/>}</text:span></text:p>
      <text:h text:style-name="Título2" text:outline-level="2"><text:bookmark-start text:name="_Toc84804291"/>Método showMenu()<text:bookmark-end text:name="_Toc84804291"/></text:h>
      <text:p text:style-name="P310"><text:span text:style-name="T311">public</text:span><text:span text:style-name="T312"><text:s/></text:span><text:span text:style-name="T313">void</text:span><text:span text:style-name="T314"><text:s/>showMenu()</text:span></text:p>
      <text:p text:style-name="P315"><text:span text:style-name="T316"><text:s text:c="4"/>{</text:span></text:p>
      <text:p text:style-name="P317"><text:span text:style-name="T318"><text:s text:c="8"/>Scanner<text:s/></text:span><text:span text:style-name="T319">sn</text:span><text:span text:style-name="T320">=</text:span><text:span text:style-name="T321">new</text:span><text:span text:style-name="T322"><text:s/>Scanner(System.</text:span><text:span text:style-name="T323">in</text:span><text:span text:style-name="T324">);</text:span></text:p>
      <text:p text:style-name="P325"><text:span text:style-name="T326"><text:s text:c="8"/></text:span><text:span text:style-name="T327">boolean</text:span><text:span text:style-name="T328"><text:s/></text:span><text:span text:style-name="T329">exit</text:span><text:span text:style-name="T330">=</text:span><text:span text:style-name="T331">false</text:span><text:span text:style-name="T332">;</text:span></text:p>
      <text:p text:style-name="P333"><text:span text:style-name="T334"><text:s text:c="8"/></text:span><text:span text:style-name="T335">int</text:span><text:span text:style-name="T336"><text:s/></text:span><text:span text:style-name="T337">opcion</text:span><text:span text:style-name="T338">;</text:span></text:p>
      <text:p text:style-name="P339"><text:span text:style-name="T340"><text:s text:c="8"/>Fichero<text:s/></text:span><text:span text:style-name="T341">datos</text:span><text:span text:style-name="T342"><text:s/>= Fichero.</text:span><text:span text:style-name="T343">getFichero</text:span><text:span text:style-name="T344">();</text:span></text:p>
      <text:p text:style-name="P345"><text:span text:style-name="T346"><text:s text:c="8"/>HashMap_Peliculas<text:s/></text:span><text:span text:style-name="T347">HM_Peli</text:span><text:span text:style-name="T348"><text:s/>= HashMap_Peliculas.</text:span><text:span text:style-name="T349">getMiMapa</text:span><text:span text:style-name="T350">();</text:span></text:p>
      <text:p text:style-name="P351"><text:span text:style-name="T352"><text:s text:c="8"/>HashMap_Actores<text:s/></text:span><text:span text:style-name="T353">HM_Actor</text:span><text:span text:style-name="T354"><text:s/>= HashMap_Actores.</text:span><text:span text:style-name="T355">getMiMapa</text:span><text:span text:style-name="T356">();</text:span></text:p>
      <text:p text:style-name="P357"><text:span text:style-name="T358"><text:s text:c="8"/>Pelicula<text:s/></text:span><text:span text:style-name="T359">unaPelicula</text:span><text:span text:style-name="T360">;</text:span></text:p>
      <text:p text:style-name="P361"><text:span text:style-name="T362"><text:s text:c="8"/>Actor<text:s/></text:span><text:span text:style-name="T363">unActor</text:span><text:span text:style-name="T364">;</text:span></text:p>
      <text:p text:style-name="P365"/>
      <text:p text:style-name="P366"><text:span text:style-name="T367"><text:s text:c="8"/></text:span><text:span text:style-name="T368">while</text:span><text:span text:style-name="T369">(!</text:span><text:span text:style-name="T370">exit</text:span><text:span text:style-name="T371">)</text:span></text:p>
      <text:p text:style-name="P372"><text:span text:style-name="T373"><text:s text:c="8"/>{</text:span></text:p>
      <text:p text:style-name="P374"><text:span text:style-name="T375"><text:s text:c="12"/>System.</text:span><text:span text:style-name="T376">out</text:span><text:span text:style-name="T377">.println(</text:span><text:span text:style-name="T378">"\n################################################"</text:span><text:span text:style-name="T379">);</text:span></text:p>
      <text:p text:style-name="P380"><text:span text:style-name="T381"><text:s text:c="12"/>System.</text:span><text:span text:style-name="T382">out</text:span><text:span text:style-name="T383">.println(</text:span><text:span text:style-name="T384">"\t\t Menu Principal \n"</text:span><text:span text:style-name="T385">);</text:span></text:p>
      <text:p text:style-name="P386"><text:span text:style-name="T387"><text:s text:c="12"/>System.</text:span><text:span text:style-name="T388">out</text:span><text:span text:style-name="T389">.println(</text:span><text:span text:style-name="T390">"Seleccione una de las siguientes opciones:\n"</text:span><text:span text:style-name="T391">);</text:span></text:p>
      <text:p text:style-name="P392"><text:span text:style-name="T393"><text:s text:c="12"/>System.</text:span><text:span text:style-name="T394">out</text:span><text:span text:style-name="T395">.println(</text:span><text:span text:style-name="T396">"0. Cargar los datos"</text:span><text:span text:style-name="T397">);</text:span></text:p>
      <text:p text:style-name="P398"><text:span text:style-name="T399"><text:s text:c="12"/>System.</text:span><text:span text:style-name="T400">out</text:span><text:span text:style-name="T401">.println(</text:span><text:span text:style-name="T402">"1. Buscar actor/actriz"</text:span><text:span text:style-name="T403">);</text:span></text:p>
      <text:p text:style-name="P404"><text:span text:style-name="T405"><text:s text:c="12"/>System.</text:span><text:span text:style-name="T406">out</text:span><text:span text:style-name="T407">.println(</text:span><text:span text:style-name="T408">"2. AÃ±adir actor/actriz"</text:span><text:span text:style-name="T409">);</text:span></text:p>
      <text:p text:style-name="P410"><text:span text:style-name="T411"><text:s text:c="12"/>System.</text:span><text:span text:style-name="T412">out</text:span><text:span text:style-name="T413">.println(</text:span><text:span text:style-name="T414">"3. Obtener las peliculas de un actor/actriz"</text:span><text:span text:style-name="T415">);</text:span></text:p>
      <text:p text:style-name="P416"><text:span text:style-name="T417"><text:s text:c="12"/>System.</text:span><text:span text:style-name="T418">out</text:span><text:span text:style-name="T419">.println(</text:span><text:span text:style-name="T420">"4. Obtener los actores/actrices de una pelicula"</text:span><text:span text:style-name="T421">);</text:span></text:p>
      <text:p text:style-name="P422"><text:span text:style-name="T423"><text:s text:c="12"/>System.</text:span><text:span text:style-name="T424">out</text:span><text:span text:style-name="T425">.println(</text:span><text:span text:style-name="T426">"5. Incrementar la recaudacion de una pelicula"</text:span><text:span text:style-name="T427">);</text:span></text:p>
      <text:p text:style-name="P428"><text:span text:style-name="T429"><text:s text:c="12"/>System.</text:span><text:span text:style-name="T430">out</text:span><text:span text:style-name="T431">.println(</text:span><text:span text:style-name="T432">"6. Eliminar un actor/actriz"</text:span><text:span text:style-name="T433">);</text:span></text:p>
      <text:p text:style-name="P434"><text:span text:style-name="T435"><text:s text:c="12"/>System.</text:span><text:span text:style-name="T436">out</text:span><text:span text:style-name="T437">.println(</text:span><text:span text:style-name="T438">"7. Guardar los datos en un fichero"</text:span><text:span text:style-name="T439">);</text:span></text:p>
      <text:p text:style-name="P440"><text:span text:style-name="T441"><text:s text:c="12"/>System.</text:span><text:span text:style-name="T442">out</text:span><text:span text:style-name="T443">.println(</text:span><text:span text:style-name="T444">"8. Obtener lista ordenada de actores"</text:span><text:span text:style-name="T445">);</text:span></text:p>
      <text:p text:style-name="P446"><text:span text:style-name="T447"><text:s text:c="12"/>System.</text:span><text:span text:style-name="T448">out</text:span><text:span text:style-name="T449">.println(</text:span><text:span text:style-name="T450">"9. Finalizar Programa"</text:span><text:span text:style-name="T451">);</text:span></text:p>
      <text:p text:style-name="P452"><text:span text:style-name="T453"><text:s text:c="12"/>System.</text:span><text:span text:style-name="T454">out</text:span><text:span text:style-name="T455">.print(</text:span><text:span text:style-name="T456">"---&gt; "</text:span><text:span text:style-name="T457">);</text:span></text:p>
      <text:p text:style-name="P458"><text:span text:style-name="T459"><text:s text:c="12"/></text:span><text:span text:style-name="T460">opcion</text:span><text:span text:style-name="T461">=</text:span><text:span text:style-name="T462">sn</text:span><text:span text:style-name="T463">.nextInt();</text:span></text:p>
      <text:p text:style-name="P464"/>
      <text:p text:style-name="P465"><text:span text:style-name="T466"><text:s text:c="12"/></text:span><text:span text:style-name="T467">switch</text:span><text:span text:style-name="T468"><text:s/>(</text:span><text:span text:style-name="T469">opcion</text:span><text:span text:style-name="T470">)</text:span></text:p>
      <text:p text:style-name="P471"><text:span text:style-name="T472"><text:s text:c="12"/>{</text:span></text:p>
      <text:p text:style-name="P473"><text:span text:style-name="T474"><text:s text:c="16"/></text:span><text:span text:style-name="T475">case</text:span><text:span text:style-name="T476"><text:s/>0:</text:span></text:p>
      <text:p text:style-name="P477"><text:span text:style-name="T478"><text:s text:c="20"/></text:span><text:span text:style-name="T479">HM_Actor</text:span><text:span text:style-name="T480">.reset();</text:span></text:p>
      <text:p text:style-name="P481"><text:span text:style-name="T482"><text:s text:c="20"/></text:span><text:span text:style-name="T483">HM_Peli</text:span><text:span text:style-name="T484">.reset();</text:span></text:p>
      <text:p text:style-name="P485"><text:span text:style-name="T486"><text:s text:c="20"/></text:span><text:span text:style-name="T487">datos</text:span><text:span text:style-name="T488">.cargarFichero();</text:span></text:p>
      <text:p text:style-name="P489"><text:span text:style-name="T490"><text:s text:c="20"/></text:span><text:span text:style-name="T491">break</text:span><text:span text:style-name="T492">;</text:span></text:p>
      <text:p text:style-name="P493"><text:span text:style-name="T494"><text:s text:c="16"/></text:span><text:span text:style-name="T495">case</text:span><text:span text:style-name="T496"><text:s/>1:</text:span></text:p>
      <text:p text:style-name="P497"><text:span text:style-name="T498"><text:s text:c="20"/></text:span><text:span text:style-name="T499">unActor</text:span><text:span text:style-name="T500">=</text:span><text:span text:style-name="T501">HM_Actor</text:span><text:span text:style-name="T502">.buscarActor(</text:span><text:span text:style-name="T503">null</text:span><text:span text:style-name="T504">);</text:span></text:p>
      <text:p text:style-name="P505"><text:span text:style-name="T506"><text:s text:c="20"/></text:span><text:span text:style-name="T507">if</text:span><text:span text:style-name="T508"><text:s/>(</text:span><text:span text:style-name="T509">unActor</text:span><text:span text:style-name="T510">!=</text:span><text:span text:style-name="T511">null</text:span><text:span text:style-name="T512">) System.</text:span><text:span text:style-name="T513">out</text:span><text:span text:style-name="T514">.println(</text:span><text:span text:style-name="T515">unActor</text:span><text:span text:style-name="T516">.getNombre()+</text:span><text:span text:style-name="T517">" encontrado"</text:span><text:span text:style-name="T518">);</text:span></text:p>
      <text:p text:style-name="P519"><text:span text:style-name="T520"><text:s text:c="20"/></text:span><text:span text:style-name="T521">break</text:span><text:span text:style-name="T522">;</text:span></text:p>
      <text:p text:style-name="P523"><text:span text:style-name="T524"><text:s text:c="16"/></text:span><text:span text:style-name="T525">case</text:span><text:span text:style-name="T526"><text:s/>2:</text:span></text:p>
      <text:p text:style-name="P527"><text:span text:style-name="T528"><text:s text:c="20"/></text:span><text:span text:style-name="T529">HM_Actor</text:span><text:span text:style-name="T530">.anadirActor(</text:span><text:span text:style-name="T531">null</text:span><text:span text:style-name="T532">,</text:span><text:span text:style-name="T533">null</text:span><text:span text:style-name="T534">,</text:span><text:span text:style-name="T535">null</text:span><text:span text:style-name="T536">);</text:span></text:p>
      <text:p text:style-name="P537"><text:span text:style-name="T538"><text:s text:c="20"/></text:span><text:span text:style-name="T539">break</text:span><text:span text:style-name="T540">;</text:span></text:p>
      <text:p text:style-name="P541"><text:span text:style-name="T542"><text:s text:c="16"/></text:span><text:span text:style-name="T543">case</text:span><text:span text:style-name="T544"><text:s/>3:</text:span></text:p>
      <text:p text:style-name="P545"><text:span text:style-name="T546"><text:s text:c="20"/></text:span><text:span text:style-name="T547">unActor</text:span><text:span text:style-name="T548">=<text:s/></text:span><text:span text:style-name="T549">HM_Actor</text:span><text:span text:style-name="T550">.buscarActor(</text:span><text:span text:style-name="T551">null</text:span><text:span text:style-name="T552">);</text:span></text:p>
      <text:p text:style-name="P553"><text:span text:style-name="T554"><text:s text:c="20"/></text:span><text:span text:style-name="T555">if</text:span><text:span text:style-name="T556"><text:s/>(</text:span><text:span text:style-name="T557">unActor</text:span><text:span text:style-name="T558">!=</text:span><text:span text:style-name="T559">null</text:span><text:span text:style-name="T560">)<text:s/></text:span><text:span text:style-name="T561">unActor</text:span><text:span text:style-name="T562">.imprimirLista(); <text:s text:c="7"/></text:span><text:span text:style-name="T563">//COMPROBACION</text:span></text:p>
      <text:p text:style-name="P564"><text:span text:style-name="T565"><text:s text:c="20"/></text:span><text:span text:style-name="T566">break</text:span><text:span text:style-name="T567">;</text:span></text:p>
      <text:soft-page-break/>
      <text:p text:style-name="P568"><text:span text:style-name="T569"><text:s text:c="16"/></text:span><text:span text:style-name="T570">case</text:span><text:span text:style-name="T571"><text:s/>4:</text:span></text:p>
      <text:p text:style-name="P572"><text:span text:style-name="T573"><text:s text:c="20"/></text:span><text:span text:style-name="T574">unaPelicula</text:span><text:span text:style-name="T575">=</text:span><text:span text:style-name="T576">HM_Peli</text:span><text:span text:style-name="T577">.buscarPelicula(</text:span><text:span text:style-name="T578">null</text:span><text:span text:style-name="T579">);</text:span></text:p>
      <text:p text:style-name="P580"><text:span text:style-name="T581"><text:s text:c="20"/></text:span><text:span text:style-name="T582">if</text:span><text:span text:style-name="T583"><text:s/>(</text:span><text:span text:style-name="T584">unaPelicula</text:span><text:span text:style-name="T585">!=</text:span><text:span text:style-name="T586">null</text:span><text:span text:style-name="T587">)<text:s/></text:span><text:span text:style-name="T588">unaPelicula</text:span><text:span text:style-name="T589">.imprimirLista(); <text:s text:c="2"/></text:span><text:span text:style-name="T590">//COMPROBACION</text:span></text:p>
      <text:p text:style-name="P591"><text:span text:style-name="T592"><text:s text:c="20"/></text:span><text:span text:style-name="T593">break</text:span><text:span text:style-name="T594">;</text:span></text:p>
      <text:p text:style-name="P595"><text:span text:style-name="T596"><text:s text:c="16"/></text:span><text:span text:style-name="T597">case</text:span><text:span text:style-name="T598"><text:s/>5:</text:span></text:p>
      <text:p text:style-name="P599"><text:span text:style-name="T600"><text:s text:c="20"/></text:span><text:span text:style-name="T601">unaPelicula</text:span><text:span text:style-name="T602">=</text:span><text:span text:style-name="T603">HM_Peli</text:span><text:span text:style-name="T604">.buscarPelicula(</text:span><text:span text:style-name="T605">null</text:span><text:span text:style-name="T606">);</text:span></text:p>
      <text:p text:style-name="P607"><text:span text:style-name="T608"><text:s text:c="20"/></text:span><text:span text:style-name="T609">if</text:span><text:span text:style-name="T610"><text:s/>(</text:span><text:span text:style-name="T611">unaPelicula</text:span><text:span text:style-name="T612">!=</text:span><text:span text:style-name="T613">null</text:span><text:span text:style-name="T614">)<text:s/></text:span><text:span text:style-name="T615">unaPelicula</text:span><text:span text:style-name="T616">.incrementarRecaudacion(-1);</text:span></text:p>
      <text:p text:style-name="P617"><text:span text:style-name="T618"><text:s text:c="20"/></text:span><text:span text:style-name="T619">break</text:span><text:span text:style-name="T620">;</text:span></text:p>
      <text:p text:style-name="P621"><text:span text:style-name="T622"><text:s text:c="16"/></text:span><text:span text:style-name="T623">case</text:span><text:span text:style-name="T624"><text:s/>6:</text:span></text:p>
      <text:p text:style-name="P625"><text:span text:style-name="T626"><text:s text:c="20"/></text:span><text:span text:style-name="T627">HM_Actor</text:span><text:span text:style-name="T628">.eliminarActor(</text:span><text:span text:style-name="T629">null</text:span><text:span text:style-name="T630">);</text:span></text:p>
      <text:p text:style-name="P631"><text:span text:style-name="T632"><text:s text:c="20"/></text:span><text:span text:style-name="T633">break</text:span><text:span text:style-name="T634">;</text:span></text:p>
      <text:p text:style-name="P635"><text:span text:style-name="T636"><text:s text:c="16"/></text:span><text:span text:style-name="T637">case</text:span><text:span text:style-name="T638"><text:s/>7:</text:span></text:p>
      <text:p text:style-name="P639"><text:span text:style-name="T640"><text:s text:c="20"/></text:span><text:span text:style-name="T641">datos</text:span><text:span text:style-name="T642">.crearFichero();</text:span></text:p>
      <text:p text:style-name="P643"><text:span text:style-name="T644"><text:s text:c="20"/>System.</text:span><text:span text:style-name="T645">out</text:span><text:span text:style-name="T646">.println(</text:span><text:span text:style-name="T647">"El contenido se ha escrito correctamente"</text:span><text:span text:style-name="T648">);</text:span></text:p>
      <text:p text:style-name="P649"><text:span text:style-name="T650"><text:s text:c="20"/></text:span><text:span text:style-name="T651">break</text:span><text:span text:style-name="T652">;</text:span></text:p>
      <text:p text:style-name="P653"><text:span text:style-name="T654"><text:s text:c="16"/></text:span><text:span text:style-name="T655">case</text:span><text:span text:style-name="T656"><text:s/>8:</text:span></text:p>
      <text:p text:style-name="P657"><text:span text:style-name="T658"><text:s text:c="20"/></text:span><text:span text:style-name="T659">for</text:span><text:span text:style-name="T660">(Actor<text:s/></text:span><text:span text:style-name="T661">s</text:span><text:span text:style-name="T662">:</text:span><text:span text:style-name="T663">HM_Actor</text:span><text:span text:style-name="T664">.getListaActoresOrdenada()){System.</text:span><text:span text:style-name="T665">out</text:span><text:span text:style-name="T666">.println(</text:span><text:span text:style-name="T667">s</text:span><text:span text:style-name="T668">.getNombre());}</text:span></text:p>
      <text:p text:style-name="P669"><text:span text:style-name="T670"><text:s text:c="20"/></text:span><text:span text:style-name="T671">break</text:span><text:span text:style-name="T672">;</text:span></text:p>
      <text:p text:style-name="P673"><text:span text:style-name="T674"><text:s text:c="16"/></text:span><text:span text:style-name="T675">case</text:span><text:span text:style-name="T676"><text:s/>9:</text:span></text:p>
      <text:p text:style-name="P677"><text:span text:style-name="T678"><text:s text:c="20"/></text:span><text:span text:style-name="T679">exit</text:span><text:span text:style-name="T680">=</text:span><text:span text:style-name="T681">true</text:span><text:span text:style-name="T682">;</text:span></text:p>
      <text:p text:style-name="P683"><text:span text:style-name="T684"><text:s text:c="20"/></text:span><text:span text:style-name="T685">break</text:span><text:span text:style-name="T686">;</text:span></text:p>
      <text:p text:style-name="P687"><text:span text:style-name="T688"><text:s text:c="16"/></text:span><text:span text:style-name="T689">default</text:span><text:span text:style-name="T690">:</text:span></text:p>
      <text:p text:style-name="P691"><text:span text:style-name="T692"><text:s text:c="20"/>System.</text:span><text:span text:style-name="T693">out</text:span><text:span text:style-name="T694">.println(</text:span><text:span text:style-name="T695">"Solo numeros del 0 al 9\n"</text:span><text:span text:style-name="T696">);</text:span></text:p>
      <text:p text:style-name="P697"><text:span text:style-name="T698"><text:s text:c="12"/>}</text:span></text:p>
      <text:p text:style-name="P699"><text:span text:style-name="T700"><text:s text:c="8"/>}</text:span></text:p>
      <text:p text:style-name="P701"><text:span text:style-name="T702"><text:s text:c="4"/>}</text:span></text:p>
      <text:p text:style-name="Textbody"/>
      <text:h text:style-name="Título2" text:outline-level="2"><text:bookmark-start text:name="_Toc84804292"/>Método<text:s/>anadirActor()<text:bookmark-end text:name="_Toc84804292"/></text:h>
      <text:p text:style-name="P703"><text:span text:style-name="T704">public</text:span><text:span text:style-name="T705"><text:s/></text:span><text:span text:style-name="T706">void</text:span><text:span text:style-name="T707"><text:s/>anadirActor(String<text:s/></text:span><text:span text:style-name="T708">key</text:span><text:span text:style-name="T709">, Actor<text:s/></text:span><text:span text:style-name="T710">valor</text:span><text:span text:style-name="T711">, Pelicula<text:s/></text:span><text:span text:style-name="T712">pPeli</text:span><text:span text:style-name="T713">)</text:span></text:p>
      <text:p text:style-name="P714"><text:span text:style-name="T715"><text:s text:c="4"/>{</text:span></text:p>
      <text:p text:style-name="P716"><text:span text:style-name="T717"><text:s text:c="8"/></text:span><text:span text:style-name="T718">if</text:span><text:span text:style-name="T719">(</text:span><text:span text:style-name="T720">key</text:span><text:span text:style-name="T721">==</text:span><text:span text:style-name="T722">null</text:span><text:span text:style-name="T723">)</text:span></text:p>
      <text:p text:style-name="P724"><text:span text:style-name="T725"><text:s text:c="8"/>{</text:span></text:p>
      <text:p text:style-name="P726"><text:span text:style-name="T727"><text:s text:c="12"/>System.</text:span><text:span text:style-name="T728">out</text:span><text:span text:style-name="T729">.println(</text:span><text:span text:style-name="T730">"Introduce el nombre del Actor a aÃ±adir"</text:span><text:span text:style-name="T731">);</text:span></text:p>
      <text:p text:style-name="P732"><text:span text:style-name="T733"><text:s text:c="12"/>Scanner<text:s/></text:span><text:span text:style-name="T734">sn</text:span><text:span text:style-name="T735">=</text:span><text:span text:style-name="T736">new</text:span><text:span text:style-name="T737"><text:s/>Scanner(System.</text:span><text:span text:style-name="T738">in</text:span><text:span text:style-name="T739">);</text:span></text:p>
      <text:p text:style-name="P740"><text:span text:style-name="T741"><text:s text:c="12"/></text:span><text:span text:style-name="T742">key</text:span><text:span text:style-name="T743">=</text:span><text:span text:style-name="T744">sn</text:span><text:span text:style-name="T745">.nextLine();</text:span></text:p>
      <text:p text:style-name="P746"><text:span text:style-name="T747"><text:s text:c="12"/></text:span><text:span text:style-name="T748">if</text:span><text:span text:style-name="T749">(</text:span><text:span text:style-name="T750">valor</text:span><text:span text:style-name="T751">==</text:span><text:span text:style-name="T752">null</text:span><text:span text:style-name="T753">)</text:span></text:p>
      <text:p text:style-name="P754"><text:span text:style-name="T755"><text:s text:c="16"/></text:span><text:span text:style-name="T756">valor</text:span><text:span text:style-name="T757">=</text:span><text:span text:style-name="T758">new</text:span><text:span text:style-name="T759"><text:s/>Actor(</text:span><text:span text:style-name="T760">key</text:span><text:span text:style-name="T761">);</text:span></text:p>
      <text:p text:style-name="P762"><text:span text:style-name="T763"><text:s text:c="8"/>}</text:span></text:p>
      <text:p text:style-name="P764"><text:span text:style-name="T765"><text:s text:c="8"/></text:span><text:span text:style-name="T766">if</text:span><text:span text:style-name="T767"><text:s/>(!</text:span><text:span text:style-name="T768">mapa</text:span><text:span text:style-name="T769">.containsKey(</text:span><text:span text:style-name="T770">key</text:span><text:span text:style-name="T771">))</text:span></text:p>
      <text:p text:style-name="P772"><text:span text:style-name="T773"><text:s text:c="8"/>{</text:span></text:p>
      <text:p text:style-name="P774"><text:span text:style-name="T775"><text:s text:c="12"/></text:span><text:span text:style-name="T776">mapa</text:span><text:span text:style-name="T777">.put(</text:span><text:span text:style-name="T778">key</text:span><text:span text:style-name="T779">,<text:s/></text:span><text:span text:style-name="T780">valor</text:span><text:span text:style-name="T781">);</text:span></text:p>
      <text:p text:style-name="P782"><text:span text:style-name="T783"><text:s text:c="8"/>}</text:span></text:p>
      <text:p text:style-name="P784"><text:span text:style-name="T785"><text:s text:c="8"/></text:span><text:span text:style-name="T786">else</text:span></text:p>
      <text:p text:style-name="P787"><text:span text:style-name="T788"><text:s text:c="8"/>{</text:span></text:p>
      <text:p text:style-name="P789"><text:span text:style-name="T790"><text:s text:c="12"/>Actor<text:s/></text:span><text:span text:style-name="T791">unActor</text:span><text:span text:style-name="T792">=</text:span><text:span text:style-name="T793">mapa</text:span><text:span text:style-name="T794">.get(</text:span><text:span text:style-name="T795">key</text:span><text:span text:style-name="T796">);</text:span></text:p>
      <text:p text:style-name="P797"><text:span text:style-name="T798"><text:s text:c="12"/></text:span><text:span text:style-name="T799">unActor</text:span><text:span text:style-name="T800">.anadirPeliculaALista(</text:span><text:span text:style-name="T801">pPeli</text:span><text:span text:style-name="T802">);</text:span></text:p>
      <text:p text:style-name="P803"><text:span text:style-name="T804"><text:s text:c="12"/></text:span><text:span text:style-name="T805">mapa</text:span><text:span text:style-name="T806">.remove(</text:span><text:span text:style-name="T807">key</text:span><text:span text:style-name="T808">);</text:span></text:p>
      <text:p text:style-name="P809"><text:span text:style-name="T810"><text:s text:c="12"/></text:span><text:span text:style-name="T811">mapa</text:span><text:span text:style-name="T812">.put(</text:span><text:span text:style-name="T813">key</text:span><text:span text:style-name="T814">,</text:span><text:span text:style-name="T815">unActor</text:span><text:span text:style-name="T816">);</text:span></text:p>
      <text:p text:style-name="P817"><text:span text:style-name="T818"><text:s text:c="8"/>}</text:span></text:p>
      <text:p text:style-name="P819"><text:span text:style-name="T820"><text:s text:c="4"/>}</text:span></text:p>
      <text:p text:style-name="Textbody"/>
      <text:h text:style-name="Título2" text:outline-level="2"><text:bookmark-start text:name="_Toc84804293"/>Método<text:s/>eliminarActor()<text:bookmark-end text:name="_Toc84804293"/></text:h>
      <text:p text:style-name="P821"><text:span text:style-name="T822">public</text:span><text:span text:style-name="T823"><text:s/></text:span><text:span text:style-name="T824">void</text:span><text:span text:style-name="T825"><text:s/>eliminarActor(String<text:s/></text:span><text:span text:style-name="T826">key</text:span><text:span text:style-name="T827">)</text:span></text:p>
      <text:p text:style-name="P828"><text:span text:style-name="T829"><text:s text:c="4"/>{</text:span></text:p>
      <text:p text:style-name="P830"><text:span text:style-name="T831"><text:s text:c="8"/></text:span><text:span text:style-name="T832">if</text:span><text:span text:style-name="T833">(</text:span><text:span text:style-name="T834">key</text:span><text:span text:style-name="T835">==</text:span><text:span text:style-name="T836">null</text:span><text:span text:style-name="T837">)</text:span></text:p>
      <text:soft-page-break/>
      <text:p text:style-name="P838"><text:span text:style-name="T839"><text:s text:c="8"/>{</text:span></text:p>
      <text:p text:style-name="P840"><text:span text:style-name="T841"><text:s text:c="12"/>System.</text:span><text:span text:style-name="T842">out</text:span><text:span text:style-name="T843">.println(</text:span><text:span text:style-name="T844">"Cual es el nombre del actor a eliminar"</text:span><text:span text:style-name="T845">);</text:span></text:p>
      <text:p text:style-name="P846"><text:span text:style-name="T847"><text:s text:c="12"/>Scanner<text:s/></text:span><text:span text:style-name="T848">sn</text:span><text:span text:style-name="T849">=</text:span><text:span text:style-name="T850">new</text:span><text:span text:style-name="T851"><text:s/>Scanner(System.</text:span><text:span text:style-name="T852">in</text:span><text:span text:style-name="T853">);</text:span></text:p>
      <text:p text:style-name="P854"><text:span text:style-name="T855"><text:s text:c="12"/></text:span><text:span text:style-name="T856">key</text:span><text:span text:style-name="T857">=</text:span><text:span text:style-name="T858">sn</text:span><text:span text:style-name="T859">.nextLine();</text:span></text:p>
      <text:p text:style-name="P860"><text:span text:style-name="T861"><text:s text:c="8"/>}</text:span></text:p>
      <text:p text:style-name="P862"/>
      <text:p text:style-name="P863"><text:span text:style-name="T864"><text:s text:c="8"/>Actor<text:s/></text:span><text:span text:style-name="T865">unActor</text:span><text:span text:style-name="T866">=buscarActor(</text:span><text:span text:style-name="T867">key</text:span><text:span text:style-name="T868">);</text:span></text:p>
      <text:p text:style-name="P869"><text:span text:style-name="T870"><text:s text:c="8"/></text:span><text:span text:style-name="T871">if</text:span><text:span text:style-name="T872"><text:s/>(</text:span><text:span text:style-name="T873">unActor</text:span><text:span text:style-name="T874">!=</text:span><text:span text:style-name="T875">null</text:span><text:span text:style-name="T876">)</text:span></text:p>
      <text:p text:style-name="P877"><text:span text:style-name="T878"><text:s text:c="8"/>{</text:span></text:p>
      <text:p text:style-name="P879"><text:span text:style-name="T880"><text:s text:c="12"/>ArrayList&lt;Pelicula&gt;<text:s/></text:span><text:span text:style-name="T881">lista</text:span><text:span text:style-name="T882">=</text:span><text:span text:style-name="T883">unActor</text:span><text:span text:style-name="T884">.getListaPelicula();</text:span></text:p>
      <text:p text:style-name="P885"><text:span text:style-name="T886"><text:s text:c="12"/></text:span><text:span text:style-name="T887">for</text:span><text:span text:style-name="T888">(Pelicula<text:s/></text:span><text:span text:style-name="T889">peli</text:span><text:span text:style-name="T890"><text:s/>:<text:s/></text:span><text:span text:style-name="T891">lista</text:span><text:span text:style-name="T892">)</text:span></text:p>
      <text:p text:style-name="P893"><text:span text:style-name="T894"><text:s text:c="12"/>{</text:span></text:p>
      <text:p text:style-name="P895"><text:span text:style-name="T896"><text:s text:c="16"/>HashMap_Peliculas.</text:span><text:span text:style-name="T897">getMiMapa</text:span><text:span text:style-name="T898">().buscarPelicula(</text:span><text:span text:style-name="T899">peli</text:span><text:span text:style-name="T900">.getNombre()).eliminarActorDeLista(</text:span><text:span text:style-name="T901">unActor</text:span><text:span text:style-name="T902">);</text:span></text:p>
      <text:p text:style-name="P903"><text:span text:style-name="T904"><text:s text:c="12"/>}</text:span></text:p>
      <text:p text:style-name="P905"><text:span text:style-name="T906"><text:s text:c="12"/></text:span><text:span text:style-name="T907">mapa</text:span><text:span text:style-name="T908">.remove(</text:span><text:span text:style-name="T909">key</text:span><text:span text:style-name="T910">);</text:span></text:p>
      <text:p text:style-name="P911"><text:span text:style-name="T912"><text:s text:c="8"/>}</text:span></text:p>
      <text:p text:style-name="P913"><text:span text:style-name="T914"><text:s text:c="8"/></text:span><text:span text:style-name="T915">else</text:span></text:p>
      <text:p text:style-name="P916"><text:span text:style-name="T917"><text:s text:c="8"/>{</text:span></text:p>
      <text:p text:style-name="P918"><text:span text:style-name="T919"><text:s text:c="12"/>System.</text:span><text:span text:style-name="T920">out</text:span><text:span text:style-name="T921">.println(</text:span><text:span text:style-name="T922">"No se ha encontrado actor con ese nombre"</text:span><text:span text:style-name="T923">);</text:span></text:p>
      <text:p text:style-name="P924"><text:span text:style-name="T925"><text:s text:c="8"/>}</text:span></text:p>
      <text:h text:style-name="Título2" text:outline-level="2"><text:span text:style-name="T926"><text:s text:c="4"/></text:span><text:bookmark-start text:name="_Toc84804294"/><text:span text:style-name="T927">}</text:span><text:s/>Método<text:s/>buscarActor()<text:bookmark-end text:name="_Toc84804294"/></text:h>
      <text:p text:style-name="P928"><text:span text:style-name="T929">public</text:span><text:span text:style-name="T930"><text:s/>Actor buscarActor(String<text:s/></text:span><text:span text:style-name="T931">key</text:span><text:span text:style-name="T932">)</text:span></text:p>
      <text:p text:style-name="P933"><text:span text:style-name="T934"><text:s text:c="4"/>{</text:span></text:p>
      <text:p text:style-name="P935"><text:span text:style-name="T936"><text:s text:c="8"/></text:span><text:span text:style-name="T937">if</text:span><text:span text:style-name="T938">(</text:span><text:span text:style-name="T939">key</text:span><text:span text:style-name="T940">==</text:span><text:span text:style-name="T941">null</text:span><text:span text:style-name="T942">)</text:span></text:p>
      <text:p text:style-name="P943"><text:span text:style-name="T944"><text:s text:c="8"/>{</text:span></text:p>
      <text:p text:style-name="P945"><text:span text:style-name="T946"><text:s text:c="12"/>System.</text:span><text:span text:style-name="T947">out</text:span><text:span text:style-name="T948">.println(</text:span><text:span text:style-name="T949">"\nIntroduce el nombre del actor"</text:span><text:span text:style-name="T950">);</text:span></text:p>
      <text:p text:style-name="P951"><text:span text:style-name="T952"><text:s text:c="12"/>Scanner<text:s/></text:span><text:span text:style-name="T953">sn</text:span><text:span text:style-name="T954">=</text:span><text:span text:style-name="T955">new</text:span><text:span text:style-name="T956"><text:s/>Scanner(System.</text:span><text:span text:style-name="T957">in</text:span><text:span text:style-name="T958">);</text:span></text:p>
      <text:p text:style-name="P959"><text:span text:style-name="T960"><text:s text:c="12"/></text:span><text:span text:style-name="T961">key</text:span><text:span text:style-name="T962"><text:s/>=<text:s/></text:span><text:span text:style-name="T963">sn</text:span><text:span text:style-name="T964">.nextLine();</text:span></text:p>
      <text:p text:style-name="P965"><text:span text:style-name="T966"><text:s text:c="8"/>}</text:span></text:p>
      <text:p text:style-name="P967"><text:span text:style-name="T968"><text:s text:c="8"/></text:span><text:span text:style-name="T969">if</text:span><text:span text:style-name="T970"><text:s/>(</text:span><text:span text:style-name="T971">mapa</text:span><text:span text:style-name="T972">.containsKey(</text:span><text:span text:style-name="T973">key</text:span><text:span text:style-name="T974">))</text:span></text:p>
      <text:p text:style-name="P975"><text:span text:style-name="T976"><text:s text:c="8"/>{</text:span></text:p>
      <text:p text:style-name="P977"><text:span text:style-name="T978"><text:s text:c="12"/></text:span><text:span text:style-name="T979">return</text:span><text:span text:style-name="T980"><text:s/></text:span><text:span text:style-name="T981">mapa</text:span><text:span text:style-name="T982">.get(</text:span><text:span text:style-name="T983">key</text:span><text:span text:style-name="T984">);</text:span></text:p>
      <text:p text:style-name="P985"><text:span text:style-name="T986"><text:s text:c="8"/>}</text:span></text:p>
      <text:p text:style-name="P987"><text:span text:style-name="T988"><text:s text:c="8"/></text:span><text:span text:style-name="T989">else</text:span><text:span text:style-name="T990"><text:s/>{</text:span></text:p>
      <text:p text:style-name="P991"><text:span text:style-name="T992"><text:s text:c="12"/>System.</text:span><text:span text:style-name="T993">out</text:span><text:span text:style-name="T994">.println(</text:span><text:span text:style-name="T995">"No se ha encontrado Actor con ese nombre"</text:span><text:span text:style-name="T996">);</text:span></text:p>
      <text:p text:style-name="P997"><text:span text:style-name="T998"><text:s text:c="12"/></text:span><text:span text:style-name="T999">return</text:span><text:span text:style-name="T1000"><text:s/></text:span><text:span text:style-name="T1001">null</text:span><text:span text:style-name="T1002">;</text:span></text:p>
      <text:p text:style-name="P1003"><text:span text:style-name="T1004"><text:s text:c="8"/>}</text:span></text:p>
      <text:p text:style-name="Textbody"><text:span text:style-name="T1005"><text:s text:c="4"/>}</text:span></text:p>
      <text:h text:style-name="Título2" text:outline-level="2"><text:bookmark-start text:name="_Toc84804295"/>Método<text:s/>anadirEntrada()<text:bookmark-end text:name="_Toc84804295"/></text:h>
      <text:p text:style-name="P1006"><text:span text:style-name="T1007">public</text:span><text:span text:style-name="T1008"><text:s/></text:span><text:span text:style-name="T1009">void</text:span><text:span text:style-name="T1010"><text:s/>anadirEntrada(String<text:s/></text:span><text:span text:style-name="T1011">key</text:span><text:span text:style-name="T1012">, Pelicula<text:s/></text:span><text:span text:style-name="T1013">valor</text:span><text:span text:style-name="T1014">)</text:span></text:p>
      <text:p text:style-name="P1015"><text:span text:style-name="T1016"><text:s text:c="4"/>{</text:span></text:p>
      <text:p text:style-name="P1017"><text:span text:style-name="T1018"><text:s text:c="8"/></text:span><text:span text:style-name="T1019">if</text:span><text:span text:style-name="T1020">(!</text:span><text:span text:style-name="T1021">mapa</text:span><text:span text:style-name="T1022">.containsKey(</text:span><text:span text:style-name="T1023">key</text:span><text:span text:style-name="T1024">))</text:span></text:p>
      <text:p text:style-name="P1025"><text:span text:style-name="T1026"><text:s text:c="12"/></text:span><text:span text:style-name="T1027">mapa</text:span><text:span text:style-name="T1028">.put(</text:span><text:span text:style-name="T1029">key</text:span><text:span text:style-name="T1030">,<text:s/></text:span><text:span text:style-name="T1031">valor</text:span><text:span text:style-name="T1032">);</text:span></text:p>
      <text:p text:style-name="Textbody"><text:span text:style-name="T1033"><text:s text:c="4"/>}</text:span></text:p>
      <text:h text:style-name="Título2" text:outline-level="2"><text:bookmark-start text:name="_Toc84804296"/>Método<text:s/>buscarPelicula()<text:bookmark-end text:name="_Toc84804296"/></text:h>
      <text:p text:style-name="P1034"><text:span text:style-name="T1035">public</text:span><text:span text:style-name="T1036"><text:s/>Pelicula buscarPelicula(String<text:s/></text:span><text:span text:style-name="T1037">key</text:span><text:span text:style-name="T1038">)</text:span></text:p>
      <text:p text:style-name="P1039"><text:span text:style-name="T1040"><text:s text:c="4"/>{</text:span></text:p>
      <text:p text:style-name="P1041"><text:span text:style-name="T1042"><text:s text:c="8"/></text:span><text:span text:style-name="T1043">if</text:span><text:span text:style-name="T1044">(</text:span><text:span text:style-name="T1045">key</text:span><text:span text:style-name="T1046">==</text:span><text:span text:style-name="T1047">null</text:span><text:span text:style-name="T1048">) {</text:span></text:p>
      <text:p text:style-name="P1049"><text:span text:style-name="T1050"><text:s text:c="12"/>System.</text:span><text:span text:style-name="T1051">out</text:span><text:span text:style-name="T1052">.println(</text:span><text:span text:style-name="T1053">"\nIntroduce el nombre de la pelicula"</text:span><text:span text:style-name="T1054">);</text:span></text:p>
      <text:p text:style-name="P1055"><text:span text:style-name="T1056"><text:s text:c="12"/>Scanner<text:s/></text:span><text:span text:style-name="T1057">sn</text:span><text:span text:style-name="T1058"><text:s/>=<text:s/></text:span><text:span text:style-name="T1059">new</text:span><text:span text:style-name="T1060"><text:s/>Scanner(System.</text:span><text:span text:style-name="T1061">in</text:span><text:span text:style-name="T1062">);</text:span></text:p>
      <text:p text:style-name="P1063"><text:span text:style-name="T1064"><text:s text:c="12"/></text:span><text:span text:style-name="T1065">key</text:span><text:span text:style-name="T1066"><text:s/>=<text:s/></text:span><text:span text:style-name="T1067">sn</text:span><text:span text:style-name="T1068">.nextLine();</text:span></text:p>
      <text:p text:style-name="P1069"><text:span text:style-name="T1070"><text:s text:c="8"/>}</text:span></text:p>
      <text:p text:style-name="P1071"><text:span text:style-name="T1072"><text:s text:c="8"/></text:span><text:span text:style-name="T1073">return</text:span><text:span text:style-name="T1074"><text:s/></text:span><text:span text:style-name="T1075">mapa</text:span><text:span text:style-name="T1076">.get(</text:span><text:span text:style-name="T1077">key</text:span><text:span text:style-name="T1078">);</text:span></text:p>
      <text:p text:style-name="Textbody"><text:span text:style-name="T1079"><text:s text:c="4"/>}</text:span></text:p>
      <text:h text:style-name="Título2" text:outline-level="2"><text:bookmark-start text:name="_Toc84804297"/><text:soft-page-break/>Método<text:s/>anadirActorALista()<text:bookmark-end text:name="_Toc84804297"/></text:h>
      <text:p text:style-name="P1080"><text:span text:style-name="T1081">public</text:span><text:span text:style-name="T1082"><text:s/></text:span><text:span text:style-name="T1083">void</text:span><text:span text:style-name="T1084"><text:s/>anadirPeliculaALista(Pelicula<text:s/></text:span><text:span text:style-name="T1085">unaPelicula</text:span><text:span text:style-name="T1086">)</text:span></text:p>
      <text:p text:style-name="P1087"><text:span text:style-name="T1088"><text:s text:c="4"/>{</text:span></text:p>
      <text:p text:style-name="P1089"><text:span text:style-name="T1090"><text:s text:c="8"/></text:span><text:span text:style-name="T1091">if</text:span><text:span text:style-name="T1092">(!</text:span><text:span text:style-name="T1093">lista</text:span><text:span text:style-name="T1094">.contains(</text:span><text:span text:style-name="T1095">unaPelicula</text:span><text:span text:style-name="T1096">))</text:span></text:p>
      <text:p text:style-name="P1097"><text:span text:style-name="T1098"><text:s text:c="8"/>{</text:span></text:p>
      <text:p text:style-name="P1099"><text:span text:style-name="T1100"><text:s text:c="12"/></text:span><text:span text:style-name="T1101">lista</text:span><text:span text:style-name="T1102">.add(</text:span><text:span text:style-name="T1103">unaPelicula</text:span><text:span text:style-name="T1104">);</text:span></text:p>
      <text:p text:style-name="P1105"><text:span text:style-name="T1106"><text:s text:c="8"/>}</text:span></text:p>
      <text:p text:style-name="Textbody"><text:span text:style-name="T1107"><text:s text:c="4"/>}</text:span></text:p>
      <text:h text:style-name="Título2" text:outline-level="2"><text:bookmark-start text:name="_Toc84804298"/>Método<text:s/>actorBuscarEnLista<text:s/>()<text:bookmark-end text:name="_Toc84804298"/></text:h>
      <text:p text:style-name="P1108"><text:span text:style-name="T1109">public</text:span><text:span text:style-name="T1110"><text:s/>Actor actorBuscarEnLista(Actor<text:s/></text:span><text:span text:style-name="T1111">pActor</text:span><text:span text:style-name="T1112">)</text:span></text:p>
      <text:p text:style-name="P1113"><text:span text:style-name="T1114"><text:s text:c="4"/>{</text:span></text:p>
      <text:p text:style-name="P1115"><text:span text:style-name="T1116"><text:s text:c="8"/>Iterator&lt;Actor&gt;<text:s/></text:span><text:span text:style-name="T1117">itr</text:span><text:span text:style-name="T1118">=</text:span><text:span text:style-name="T1119">lista</text:span><text:span text:style-name="T1120">.iterator();</text:span></text:p>
      <text:p text:style-name="P1121"><text:span text:style-name="T1122"><text:s text:c="8"/></text:span><text:span text:style-name="T1123">boolean</text:span><text:span text:style-name="T1124"><text:s/></text:span><text:span text:style-name="T1125">esta</text:span><text:span text:style-name="T1126">=</text:span><text:span text:style-name="T1127">false</text:span><text:span text:style-name="T1128">;</text:span></text:p>
      <text:p text:style-name="P1129"><text:span text:style-name="T1130"><text:s text:c="8"/>Actor<text:s/></text:span><text:span text:style-name="T1131">unActor</text:span><text:span text:style-name="T1132">=</text:span><text:span text:style-name="T1133">null</text:span><text:span text:style-name="T1134">;</text:span></text:p>
      <text:p text:style-name="P1135"><text:span text:style-name="T1136"><text:s text:c="8"/></text:span><text:span text:style-name="T1137">while</text:span><text:span text:style-name="T1138">(</text:span><text:span text:style-name="T1139">itr</text:span><text:span text:style-name="T1140">.hasNext()&amp;&amp;!</text:span><text:span text:style-name="T1141">esta</text:span><text:span text:style-name="T1142">)</text:span></text:p>
      <text:p text:style-name="P1143"><text:span text:style-name="T1144"><text:s text:c="8"/>{</text:span></text:p>
      <text:p text:style-name="P1145"><text:span text:style-name="T1146"><text:s text:c="12"/></text:span><text:span text:style-name="T1147">unActor</text:span><text:span text:style-name="T1148">=</text:span><text:span text:style-name="T1149">itr</text:span><text:span text:style-name="T1150">.next();</text:span></text:p>
      <text:p text:style-name="P1151"><text:span text:style-name="T1152"><text:s text:c="12"/></text:span><text:span text:style-name="T1153">if</text:span><text:span text:style-name="T1154">(</text:span><text:span text:style-name="T1155">unActor</text:span><text:span text:style-name="T1156">.tienenMismoNombre(</text:span><text:span text:style-name="T1157">pActor</text:span><text:span text:style-name="T1158">))</text:span></text:p>
      <text:p text:style-name="P1159"><text:span text:style-name="T1160"><text:s text:c="12"/>{</text:span></text:p>
      <text:p text:style-name="P1161"><text:span text:style-name="T1162"><text:s text:c="16"/></text:span><text:span text:style-name="T1163">esta</text:span><text:span text:style-name="T1164">=</text:span><text:span text:style-name="T1165">true</text:span><text:span text:style-name="T1166">;</text:span></text:p>
      <text:p text:style-name="P1167"><text:span text:style-name="T1168"><text:s text:c="12"/>}</text:span></text:p>
      <text:p text:style-name="P1169"><text:span text:style-name="T1170"><text:s text:c="8"/>}</text:span></text:p>
      <text:p text:style-name="P1171"><text:span text:style-name="T1172"><text:s text:c="8"/></text:span><text:span text:style-name="T1173">if</text:span><text:span text:style-name="T1174"><text:s/>(!</text:span><text:span text:style-name="T1175">esta</text:span><text:span text:style-name="T1176">)</text:span></text:p>
      <text:p text:style-name="P1177"><text:span text:style-name="T1178"><text:s text:c="8"/>{</text:span></text:p>
      <text:p text:style-name="P1179"><text:span text:style-name="T1180"><text:s text:c="12"/></text:span><text:span text:style-name="T1181">unActor</text:span><text:span text:style-name="T1182">=</text:span><text:span text:style-name="T1183">null</text:span><text:span text:style-name="T1184">;</text:span></text:p>
      <text:p text:style-name="P1185"><text:span text:style-name="T1186"><text:s text:c="8"/>}</text:span></text:p>
      <text:p text:style-name="P1187"><text:span text:style-name="T1188"><text:s text:c="8"/></text:span><text:span text:style-name="T1189">return</text:span><text:span text:style-name="T1190"><text:s/></text:span><text:span text:style-name="T1191">unActor</text:span><text:span text:style-name="T1192">;</text:span></text:p>
      <text:p text:style-name="Textbody"><text:span text:style-name="T1193"><text:s text:c="4"/>}</text:span></text:p>
      <text:h text:style-name="Título2" text:outline-level="2"><text:bookmark-start text:name="_Toc84804299"/>Método<text:s/>eliminarActorDeLista<text:s/>()<text:bookmark-end text:name="_Toc84804299"/></text:h>
      <text:p text:style-name="P1194"><text:span text:style-name="T1195"><text:s text:c="2"/></text:span><text:span text:style-name="T1196">public</text:span><text:span text:style-name="T1197"><text:s/></text:span><text:span text:style-name="T1198">void</text:span><text:span text:style-name="T1199"><text:s/>eliminarActorDeLista(Actor<text:s/></text:span><text:span text:style-name="T1200">unActor</text:span><text:span text:style-name="T1201">)</text:span></text:p>
      <text:p text:style-name="P1202"><text:span text:style-name="T1203"><text:s text:c="4"/>{</text:span></text:p>
      <text:p text:style-name="P1204"><text:span text:style-name="T1205"><text:s text:c="8"/></text:span><text:span text:style-name="T1206">if</text:span><text:span text:style-name="T1207">(actorEstaEnLista(</text:span><text:span text:style-name="T1208">unActor</text:span><text:span text:style-name="T1209">))</text:span></text:p>
      <text:p text:style-name="P1210"><text:span text:style-name="T1211"><text:s text:c="8"/>{</text:span></text:p>
      <text:p text:style-name="P1212"><text:span text:style-name="T1213"><text:s text:c="12"/>System.</text:span><text:span text:style-name="T1214">out</text:span><text:span text:style-name="T1215">.println(</text:span><text:span text:style-name="T1216">"Actor "</text:span><text:span text:style-name="T1217">+</text:span><text:span text:style-name="T1218">unActor</text:span><text:span text:style-name="T1219">.getNombre()+</text:span><text:span text:style-name="T1220">" eliminado de "</text:span><text:span text:style-name="T1221">+getNombre());</text:span></text:p>
      <text:p text:style-name="P1222"><text:span text:style-name="T1223"><text:s text:c="12"/></text:span><text:span text:style-name="T1224">lista</text:span><text:span text:style-name="T1225">.remove(actorBuscarEnLista(</text:span><text:span text:style-name="T1226">unActor</text:span><text:span text:style-name="T1227">));</text:span></text:p>
      <text:p text:style-name="P1228"><text:span text:style-name="T1229"><text:s text:c="8"/>}</text:span></text:p>
      <text:p text:style-name="P1230"><text:span text:style-name="T1231"><text:s text:c="8"/></text:span><text:span text:style-name="T1232">else</text:span></text:p>
      <text:p text:style-name="P1233"><text:span text:style-name="T1234"><text:s text:c="8"/>{</text:span></text:p>
      <text:p text:style-name="P1235"><text:span text:style-name="T1236"><text:s text:c="12"/>System.</text:span><text:span text:style-name="T1237">out</text:span><text:span text:style-name="T1238">.println(</text:span><text:span text:style-name="T1239">"El actor no estaba en la lista"</text:span><text:span text:style-name="T1240">);</text:span></text:p>
      <text:p text:style-name="P1241"><text:span text:style-name="T1242"><text:s text:c="8"/>}</text:span></text:p>
      <text:p text:style-name="P1243"><text:span text:style-name="T1244"><text:s text:c="4"/>}</text:span></text:p>
      <text:h text:style-name="Título2" text:outline-level="2"><text:s/><text:bookmark-start text:name="_Toc84804300"/>Método<text:s/>actorEstaEnLista<text:s/>()<text:bookmark-end text:name="_Toc84804300"/></text:h>
      <text:p text:style-name="P1245"><text:span text:style-name="T1246"><text:s text:c="2"/></text:span><text:span text:style-name="T1247">public</text:span><text:span text:style-name="T1248"><text:s/></text:span><text:span text:style-name="T1249">boolean</text:span><text:span text:style-name="T1250"><text:s/>actorEstaEnLista(Actor<text:s/></text:span><text:span text:style-name="T1251">pActor</text:span><text:span text:style-name="T1252">)</text:span></text:p>
      <text:p text:style-name="P1253"><text:span text:style-name="T1254"><text:s text:c="4"/>{</text:span></text:p>
      <text:p text:style-name="P1255"><text:span text:style-name="T1256"><text:s text:c="8"/>Iterator&lt;Actor&gt;<text:s/></text:span><text:span text:style-name="T1257">itr</text:span><text:span text:style-name="T1258">=</text:span><text:span text:style-name="T1259">lista</text:span><text:span text:style-name="T1260">.iterator();</text:span></text:p>
      <text:p text:style-name="P1261"><text:span text:style-name="T1262"><text:s text:c="8"/></text:span><text:span text:style-name="T1263">boolean</text:span><text:span text:style-name="T1264"><text:s/></text:span><text:span text:style-name="T1265">esta</text:span><text:span text:style-name="T1266">=</text:span><text:span text:style-name="T1267">false</text:span><text:span text:style-name="T1268">;</text:span></text:p>
      <text:p text:style-name="P1269"><text:span text:style-name="T1270"><text:s text:c="8"/>Actor<text:s/></text:span><text:span text:style-name="T1271">unActor</text:span><text:span text:style-name="T1272">=</text:span><text:span text:style-name="T1273">null</text:span><text:span text:style-name="T1274">;</text:span></text:p>
      <text:p text:style-name="P1275"><text:span text:style-name="T1276"><text:s text:c="8"/></text:span><text:span text:style-name="T1277">while</text:span><text:span text:style-name="T1278">(</text:span><text:span text:style-name="T1279">itr</text:span><text:span text:style-name="T1280">.hasNext()&amp;&amp;!</text:span><text:span text:style-name="T1281">esta</text:span><text:span text:style-name="T1282">)</text:span></text:p>
      <text:p text:style-name="P1283"><text:span text:style-name="T1284"><text:s text:c="8"/>{</text:span></text:p>
      <text:p text:style-name="P1285"><text:span text:style-name="T1286"><text:s text:c="12"/></text:span><text:span text:style-name="T1287">unActor</text:span><text:span text:style-name="T1288">=</text:span><text:span text:style-name="T1289">itr</text:span><text:span text:style-name="T1290">.next();</text:span></text:p>
      <text:p text:style-name="P1291"><text:span text:style-name="T1292"><text:s text:c="12"/></text:span><text:span text:style-name="T1293">if</text:span><text:span text:style-name="T1294">(</text:span><text:span text:style-name="T1295">unActor</text:span><text:span text:style-name="T1296">.tienenMismoNombre(</text:span><text:span text:style-name="T1297">pActor</text:span><text:span text:style-name="T1298">))</text:span></text:p>
      <text:p text:style-name="P1299"><text:span text:style-name="T1300"><text:s text:c="12"/>{</text:span></text:p>
      <text:p text:style-name="P1301"><text:span text:style-name="T1302"><text:s text:c="16"/></text:span><text:span text:style-name="T1303">esta</text:span><text:span text:style-name="T1304">=</text:span><text:span text:style-name="T1305">true</text:span><text:span text:style-name="T1306">;</text:span></text:p>
      <text:p text:style-name="P1307"><text:span text:style-name="T1308"><text:s text:c="12"/>}</text:span></text:p>
      <text:soft-page-break/>
      <text:p text:style-name="P1309"><text:span text:style-name="T1310"><text:s text:c="8"/>}</text:span></text:p>
      <text:p text:style-name="P1311"><text:span text:style-name="T1312"><text:s text:c="8"/></text:span><text:span text:style-name="T1313">return</text:span><text:span text:style-name="T1314"><text:s/></text:span><text:span text:style-name="T1315">esta</text:span><text:span text:style-name="T1316">;</text:span></text:p>
      <text:p text:style-name="Textbody"><text:span text:style-name="T1317"><text:s text:c="4"/>}</text:span></text:p>
      <text:p text:style-name="Textbody"/>
      <text:p text:style-name="Textbody"/>
      <text:p text:style-name="Standard"/>
      <text:h text:style-name="Título1" text:outline-level="1"><text:bookmark-start text:name="_Toc84804301"/>Conclusiones<text:bookmark-end text:name="_Toc84804301"/></text:h>
      <text:p text:style-name="Standard">Aquí se presentarán las principales conclusiones obtenidas del trabajo: brevemente se explicarán los resultados principales y características principales de la solución desarrollada. También se podrán indicar las posibles líneas de trabajo futuras.</text:p>
      <text:p text:style-name="Standard">Además, puede servir para indicar las principales<text:s/>dificultades<text:s/>y problemas encontrado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justify" fo:margin-top="0.0784in" fo:margin-bottom="0.0784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ulo" style:display-name="Titulo" style:family="paragraph" style:parent-style-name="Standard">
      <style:paragraph-properties fo:text-align="center" fo:margin-top="1.575in" fo:margin-bottom="1.575in" fo:margin-left="0.6694in">
        <style:tab-stops/>
      </style:paragraph-properties>
      <style:text-properties fo:font-weight="bold" style:font-weight-asian="bold" style:font-weight-complex="bold" fo:font-size="26pt" style:font-size-asian="26pt" style:font-size-complex="26pt" fo:hyphenate="false"/>
    </style:style>
    <style:style style:name="fechaynombres" style:display-name="fecha y nombres" style:family="paragraph" style:parent-style-name="Titulo">
      <style:paragraph-properties fo:text-align="start" fo:margin-top="0in" fo:margin-bottom="0in" fo:margin-left="3.3854in">
        <style:tab-stops/>
      </style:paragraph-properties>
      <style:text-properties fo:font-weight="normal" style:font-weight-asian="normal" style:font-weight-complex="normal" fo:font-size="14pt" style:font-size-asian="14pt" style:font-size-complex="14pt" fo:hyphenate="false"/>
    </style:style>
    <style:style style:name="codigo" style:display-name="codigo" style:family="paragraph" style:parent-style-name="Textbody">
      <style:paragraph-properties fo:margin-bottom="0in" fo:margin-left="0.5902in">
        <style:tab-stops/>
      </style:paragraph-properties>
      <style:text-properties style:font-name="Courier New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untosnivel1" style:display-name="Puntos nivel 1" style:family="paragraph" style:parent-style-name="Standard">
      <style:text-properties fo:hyphenate="false"/>
    </style:style>
    <style:style style:name="Puntosnivel2" style:display-name="Puntos nivel 2" style:family="paragraph" style:parent-style-name="Standard">
      <style:paragraph-properties fo:margin-left="1.1062in" fo:text-indent="-0.252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EncabezadoCar" style:display-name="Encabezado Car" style:family="text" style:parent-style-name="Fuentedepárrafopredeter.">
      <style:text-properties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Car" style:display-name="Pie de página Car" style:family="text" style:parent-style-name="Fuentedepárrafopredeter.">
      <style:text-properties style:font-size-complex="10.5pt"/>
    </style:style>
    <style:style style:name="TítulodeTDC" style:display-name="Título de TDC" style:family="paragraph" style:parent-style-name="Título1" style:next-style-name="Normal">
      <style:paragraph-properties fo:keep-together="always" fo:widows="2" fo:orphans="2" fo:text-align="start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es" style:country-asian="ES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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5in" text:min-label-width="0.25in" text:list-level-position-and-space-mode="label-alignment">
          <style:list-level-label-alignment text:label-followed-by="listtab" fo:margin-left="4.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javiercriado@aldatze.org</dc:creator>
    <meta:creation-date>2021-10-10T22:25:00Z</meta:creation-date>
    <dc:date>2021-10-10T22:25:00Z</dc:date>
    <meta:template xlink:href="Normal.dotm" xlink:type="simple"/>
    <meta:editing-cycles>2</meta:editing-cycles>
    <meta:editing-duration>PT60S</meta:editing-duration>
    <meta:document-statistic meta:page-count="12" meta:paragraph-count="35" meta:word-count="2721" meta:character-count="17654" meta:row-count="124" meta:non-whitespace-character-count="14968"/>
  </office:meta>
</office:document-meta>
</file>